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2f2f2" draw:opacity="50%"/>
    </style:style>
    <style:style style:name="gr3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e6e6e6" draw:opacity="50%"/>
    </style:style>
    <style:style style:name="gr5" style:family="graphic" style:parent-style-name="standard">
      <style:graphic-properties draw:stroke="solid" svg:stroke-width="0.035cm" svg:stroke-color="#e6e6e6" svg:stroke-opacity="50%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ececec" draw:opacity="50%"/>
    </style:style>
    <style:style style:name="gr7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round" svg:stroke-linecap="butt" draw:fill="solid" draw:fill-color="#103c5a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000000" draw:stroke-linejoin="round" svg:stroke-linecap="butt" draw:fill="solid" draw:fill-color="#1f77b4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000000" draw:stroke-linejoin="round" svg:stroke-linecap="butt" draw:fill="solid" draw:fill-color="#134a71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svg:stroke-color="#000000" draw:stroke-linejoin="round" svg:stroke-linecap="butt" draw:fill="solid" draw:fill-color="#804007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000000" draw:stroke-linejoin="round" svg:stroke-linecap="butt" draw:fill="solid" draw:fill-color="#ff7f0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000000" draw:stroke-linejoin="round" svg:stroke-linecap="butt" draw:fill="solid" draw:fill-color="#9f4f09" fo:padding-top="0.017cm" fo:padding-bottom="0.017cm" fo:padding-left="0.017cm" fo:padding-right="0.017cm"/>
    </style:style>
    <style:style style:name="gr17" style:family="graphic" style:parent-style-name="standard">
      <style:graphic-properties draw:stroke="solid" svg:stroke-width="0.035cm" svg:stroke-color="#000000" draw:stroke-linejoin="round" svg:stroke-linecap="butt" draw:fill="solid" draw:fill-color="#1c641c" fo:padding-top="0.017cm" fo:padding-bottom="0.017cm" fo:padding-left="0.017cm" fo:padding-right="0.017cm"/>
    </style:style>
    <style:style style:name="gr18" style:family="graphic" style:parent-style-name="standard">
      <style:graphic-properties draw:stroke="solid" svg:stroke-width="0.035cm" svg:stroke-color="#000000" draw:stroke-linejoin="round" svg:stroke-linecap="butt" draw:fill="solid" draw:fill-color="#165016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000000" draw:stroke-linejoin="round" svg:stroke-linecap="butt" draw:fill="solid" draw:fill-color="#2ca02c" fo:padding-top="0.017cm" fo:padding-bottom="0.017cm" fo:padding-left="0.017cm" fo:padding-right="0.017cm"/>
    </style:style>
    <style:style style:name="P1" style:family="paragraph">
      <loext:graphic-properties draw:fill="solid" draw:fill-color="#ffffff"/>
      <style:text-properties style:font-name="Arial" fo:font-size="20pt"/>
    </style:style>
    <style:style style:name="P2" style:family="paragraph">
      <loext:graphic-properties draw:fill="solid" draw:fill-color="#f2f2f2" draw:opacity="50%"/>
      <style:text-properties style:font-name="Arial" fo:font-size="20pt"/>
    </style:style>
    <style:style style:name="P3" style:family="paragraph">
      <loext:graphic-properties draw:fill="none"/>
      <style:text-properties style:font-name="Arial" fo:font-size="20pt"/>
    </style:style>
    <style:style style:name="P4" style:family="paragraph">
      <loext:graphic-properties draw:fill="solid" draw:fill-color="#e6e6e6" draw:opacity="50%"/>
      <style:text-properties style:font-name="Arial" fo:font-size="20pt"/>
    </style:style>
    <style:style style:name="P5" style:family="paragraph">
      <loext:graphic-properties draw:fill="solid" draw:fill-color="#ececec" draw:opacity="50%"/>
      <style:text-properties style:font-name="Arial" fo:font-size="20pt"/>
    </style:style>
    <style:style style:name="P6" style:family="paragraph">
      <style:paragraph-properties fo:text-align="start" style:writing-mode="lr-tb"/>
      <style:text-properties style:font-name="Arial" fo:font-size="20pt"/>
    </style:style>
    <style:style style:name="P7" style:family="paragraph">
      <loext:graphic-properties draw:fill="none"/>
      <style:paragraph-properties fo:text-align="start" style:writing-mode="lr-tb"/>
      <style:text-properties style:font-name="Arial" fo:font-size="20pt" style:font-size-asian="20pt" style:font-size-complex="20pt"/>
    </style:style>
    <style:style style:name="P8" style:family="paragraph">
      <loext:graphic-properties draw:fill="solid" draw:fill-color="#103c5a"/>
      <style:text-properties style:font-name="Arial" fo:font-size="20pt"/>
    </style:style>
    <style:style style:name="P9" style:family="paragraph">
      <loext:graphic-properties draw:fill="solid" draw:fill-color="#1f77b4"/>
      <style:text-properties style:font-name="Arial" fo:font-size="20pt"/>
    </style:style>
    <style:style style:name="P10" style:family="paragraph">
      <loext:graphic-properties draw:fill="solid" draw:fill-color="#134a71"/>
      <style:text-properties style:font-name="Arial" fo:font-size="20pt"/>
    </style:style>
    <style:style style:name="P11" style:family="paragraph">
      <loext:graphic-properties draw:fill="solid" draw:fill-color="#804007"/>
      <style:text-properties style:font-name="Arial" fo:font-size="20pt"/>
    </style:style>
    <style:style style:name="P12" style:family="paragraph">
      <loext:graphic-properties draw:fill="solid" draw:fill-color="#ff7f0e"/>
      <style:text-properties style:font-name="Arial" fo:font-size="20pt"/>
    </style:style>
    <style:style style:name="P13" style:family="paragraph">
      <loext:graphic-properties draw:fill="solid" draw:fill-color="#9f4f09"/>
      <style:text-properties style:font-name="Arial" fo:font-size="20pt"/>
    </style:style>
    <style:style style:name="P14" style:family="paragraph">
      <loext:graphic-properties draw:fill="solid" draw:fill-color="#1c641c"/>
      <style:text-properties style:font-name="Arial" fo:font-size="20pt"/>
    </style:style>
    <style:style style:name="P15" style:family="paragraph">
      <loext:graphic-properties draw:fill="solid" draw:fill-color="#165016"/>
      <style:text-properties style:font-name="Arial" fo:font-size="20pt"/>
    </style:style>
    <style:style style:name="P16" style:family="paragraph">
      <loext:graphic-properties draw:fill="solid" draw:fill-color="#2ca02c"/>
      <style:text-properties style:font-name="Arial" fo:font-size="20pt"/>
    </style:style>
    <style:style style:name="T1" style:family="text">
      <style:text-properties fo:color="#000000" style:font-size-asian="20pt" style:font-name-complex="DejaVu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8.1cm" svg:height="7.62cm" svg:x="0cm" svg:y="0cm" svg:viewBox="0 0 38101 7621" draw:points="0,7621 38101,7621 38101,0 0,0">
          <text:p/>
        </draw:polygon>
        <draw:polygon draw:style-name="gr1" draw:text-style-name="P1" draw:layer="layout" svg:width="6.985cm" svg:height="6.672cm" svg:x="0.469cm" svg:y="0.478cm" svg:viewBox="0 0 6986 6673" draw:points="0,6673 6986,6673 6986,0 0,0">
          <text:p/>
        </draw:polygon>
        <draw:polygon draw:style-name="gr2" draw:text-style-name="P2" draw:layer="layout" svg:width="2.144cm" svg:height="4.761cm" svg:x="1.251cm" svg:y="0.914cm" svg:viewBox="0 0 2145 4762" draw:points="144,4762 2145,3127 2111,0 0,1471">
          <text:p/>
        </draw:polygon>
        <draw:polyline draw:style-name="gr3" draw:text-style-name="P3" draw:layer="layout" svg:width="2.144cm" svg:height="4.761cm" svg:x="1.251cm" svg:y="0.914cm" svg:viewBox="0 0 2145 4762" draw:points="144,4762 2145,3127 2111,0 0,1471">
          <text:p/>
        </draw:polyline>
        <draw:polygon draw:style-name="gr4" draw:text-style-name="P4" draw:layer="layout" svg:width="3.407cm" svg:height="4.04cm" svg:x="3.361cm" svg:y="0.914cm" svg:viewBox="0 0 3408 4041" draw:points="34,3127 3273,4041 3408,821 0,0">
          <text:p/>
        </draw:polygon>
        <draw:polyline draw:style-name="gr5" draw:text-style-name="P3" draw:layer="layout" svg:width="3.407cm" svg:height="4.04cm" svg:x="3.361cm" svg:y="0.914cm" svg:viewBox="0 0 3408 4041" draw:points="34,3127 3273,4041 3408,821 0,0">
          <text:p/>
        </draw:polyline>
        <draw:polygon draw:style-name="gr6" draw:text-style-name="P5" draw:layer="layout" svg:width="5.238cm" svg:height="2.7cm" svg:x="1.395cm" svg:y="4.04cm" svg:viewBox="0 0 5239 2701" draw:points="0,1636 3409,2701 5239,915 2001,0">
          <text:p/>
        </draw:polygon>
        <draw:polyline draw:style-name="gr7" draw:text-style-name="P3" draw:layer="layout" svg:width="5.238cm" svg:height="2.7cm" svg:x="1.395cm" svg:y="4.04cm" svg:viewBox="0 0 5239 2701" draw:points="0,1636 3409,2701 5239,915 2001,0">
          <text:p/>
        </draw:polyline>
        <draw:line draw:style-name="gr8" draw:text-style-name="P3" draw:layer="layout" svg:x1="1.395cm" svg:y1="5.675cm" svg:x2="4.804cm" svg:y2="6.741cm">
          <text:p/>
        </draw:line>
        <draw:polyline draw:style-name="gr9" draw:text-style-name="P3" draw:layer="layout" svg:width="1.971cm" svg:height="4.803cm" svg:x="1.986cm" svg:y="1.057cm" svg:viewBox="0 0 1972 4804" draw:points="0,4804 1972,3143 1967,0">
          <text:p/>
        </draw:polyline>
        <draw:polyline draw:style-name="gr9" draw:text-style-name="P3" draw:layer="layout" svg:width="1.967cm" svg:height="4.881cm" svg:x="3.06cm" svg:y="1.315cm" svg:viewBox="0 0 1968 4882" draw:points="0,4882 1920,3173 1968,0">
          <text:p/>
        </draw:polyline>
        <draw:polyline draw:style-name="gr9" draw:text-style-name="P3" draw:layer="layout" svg:width="1.966cm" svg:height="4.96cm" svg:x="4.166cm" svg:y="1.581cm" svg:viewBox="0 0 1967 4961" draw:points="0,4961 1864,3204 1967,0">
          <text:p/>
        </draw:polyline>
        <draw:line draw:style-name="gr8" draw:text-style-name="P3" draw:layer="layout" svg:x1="2.004cm" svg:y1="5.846cm" svg:x2="1.952cm" svg:y2="5.89cm">
          <text:p/>
        </draw:line>
        <draw:line draw:style-name="gr8" draw:text-style-name="P3" draw:layer="layout" svg:x1="3.078cm" svg:y1="6.181cm" svg:x2="3.027cm" svg:y2="6.226cm">
          <text:p/>
        </draw:line>
        <draw:frame draw:style-name="gr10" draw:text-style-name="P7" draw:layer="layout" svg:width="0.705cm" svg:height="0.788cm" svg:x="1.774cm" svg:y="5.721cm">
          <draw:text-box>
            <text:p text:style-name="P6"><text:span text:style-name="T1">I</text:span></text:p>
          </draw:text-box>
        </draw:frame>
        <draw:line draw:style-name="gr8" draw:text-style-name="P3" draw:layer="layout" svg:x1="4.183cm" svg:y1="6.526cm" svg:x2="4.134cm" svg:y2="6.573cm">
          <text:p/>
        </draw:line>
        <draw:frame draw:style-name="gr10" draw:text-style-name="P7" draw:layer="layout" svg:width="0.705cm" svg:height="0.788cm" svg:x="2.762cm" svg:y="6.059cm">
          <draw:text-box>
            <text:p text:style-name="P6"><text:span text:style-name="T1">O</text:span></text:p>
          </draw:text-box>
        </draw:frame>
        <draw:line draw:style-name="gr8" draw:text-style-name="P3" draw:layer="layout" svg:x1="6.634cm" svg:y1="4.954cm" svg:x2="4.803cm" svg:y2="6.741cm">
          <text:p/>
        </draw:line>
        <draw:polyline draw:style-name="gr9" draw:text-style-name="P3" draw:layer="layout" svg:width="3.498cm" svg:height="4.296cm" svg:x="1.656cm" svg:y="2.102cm" svg:viewBox="0 0 3499 4297" draw:points="0,0 123,3262 3499,4297">
          <text:p/>
        </draw:polyline>
        <draw:polyline draw:style-name="gr9" draw:text-style-name="P3" draw:layer="layout" svg:width="3.406cm" svg:height="4.193cm" svg:x="2.347cm" svg:y="1.62cm" svg:viewBox="0 0 3407 4194" draw:points="0,0 85,3208 3407,4194">
          <text:p/>
        </draw:polyline>
        <draw:polyline draw:style-name="gr9" draw:text-style-name="P3" draw:layer="layout" svg:width="3.319cm" svg:height="4.094cm" svg:x="3.005cm" svg:y="1.162cm" svg:viewBox="0 0 3320 4095" draw:points="0,0 51,3156 3320,4095">
          <text:p/>
        </draw:polyline>
        <draw:line draw:style-name="gr8" draw:text-style-name="P3" draw:layer="layout" svg:x1="5.125cm" svg:y1="6.389cm" svg:x2="5.211cm" svg:y2="6.416cm">
          <text:p/>
        </draw:line>
        <draw:frame draw:style-name="gr10" draw:text-style-name="P7" draw:layer="layout" svg:width="0.705cm" svg:height="0.788cm" svg:x="3.885cm" svg:y="6.407cm">
          <draw:text-box>
            <text:p text:style-name="P6"><text:span text:style-name="T1">B</text:span></text:p>
          </draw:text-box>
        </draw:frame>
        <draw:line draw:style-name="gr8" draw:text-style-name="P3" draw:layer="layout" svg:x1="5.726cm" svg:y1="5.804cm" svg:x2="5.81cm" svg:y2="5.83cm">
          <text:p/>
        </draw:line>
        <draw:frame draw:style-name="gr10" draw:text-style-name="P7" draw:layer="layout" svg:width="0.705cm" svg:height="0.788cm" svg:x="5.205cm" svg:y="6.138cm">
          <draw:text-box>
            <text:p text:style-name="P6"><text:span text:style-name="T1">I</text:span></text:p>
          </draw:text-box>
        </draw:frame>
        <draw:line draw:style-name="gr8" draw:text-style-name="P3" draw:layer="layout" svg:x1="6.297cm" svg:y1="5.248cm" svg:x2="6.38cm" svg:y2="5.272cm">
          <text:p/>
        </draw:line>
        <draw:frame draw:style-name="gr10" draw:text-style-name="P7" draw:layer="layout" svg:width="0.705cm" svg:height="0.788cm" svg:x="5.716cm" svg:y="5.55cm">
          <draw:text-box>
            <text:p text:style-name="P6"><text:span text:style-name="T1">O</text:span></text:p>
          </draw:text-box>
        </draw:frame>
        <draw:line draw:style-name="gr8" draw:text-style-name="P3" draw:layer="layout" svg:x1="6.633cm" svg:y1="4.955cm" svg:x2="6.769cm" svg:y2="1.735cm">
          <text:p/>
        </draw:line>
        <draw:polyline draw:style-name="gr9" draw:text-style-name="P3" draw:layer="layout" svg:width="5.243cm" svg:height="1.633cm" svg:x="1.393cm" svg:y="3.98cm" svg:viewBox="0 0 5244 1634" draw:points="5244,914 2002,0 0,1634">
          <text:p/>
        </draw:polyline>
        <draw:polyline draw:style-name="gr9" draw:text-style-name="P3" draw:layer="layout" svg:width="5.295cm" svg:height="1.603cm" svg:x="1.366cm" svg:y="3.403cm" svg:viewBox="0 0 5296 1604" draw:points="5296,897 2023,0 0,1604">
          <text:p/>
        </draw:polyline>
        <draw:polyline draw:style-name="gr9" draw:text-style-name="P3" draw:layer="layout" svg:width="5.347cm" svg:height="1.573cm" svg:x="1.339cm" svg:y="2.814cm" svg:viewBox="0 0 5348 1574" draw:points="5348,879 2043,0 0,1574">
          <text:p/>
        </draw:polyline>
        <draw:polyline draw:style-name="gr9" draw:text-style-name="P3" draw:layer="layout" svg:width="5.401cm" svg:height="1.542cm" svg:x="1.311cm" svg:y="2.214cm" svg:viewBox="0 0 5402 1543" draw:points="5402,862 2065,0 0,1543">
          <text:p/>
        </draw:polyline>
        <draw:polyline draw:style-name="gr9" draw:text-style-name="P3" draw:layer="layout" svg:width="5.456cm" svg:height="1.508cm" svg:x="1.283cm" svg:y="1.603cm" svg:viewBox="0 0 5457 1509" draw:points="5457,843 2087,0 0,1509">
          <text:p/>
        </draw:polyline>
        <draw:polyline draw:style-name="gr9" draw:text-style-name="P3" draw:layer="layout" svg:width="5.512cm" svg:height="1.473cm" svg:x="1.254cm" svg:y="0.98cm" svg:viewBox="0 0 5513 1474" draw:points="5513,822 2109,0 0,1474">
          <text:p/>
        </draw:polyline>
        <draw:line draw:style-name="gr8" draw:text-style-name="P3" draw:layer="layout" svg:x1="6.608cm" svg:y1="4.885cm" svg:x2="6.691cm" svg:y2="4.909cm">
          <text:p/>
        </draw:line>
        <draw:frame draw:style-name="gr10" draw:text-style-name="P7" draw:layer="layout" svg:width="0.705cm" svg:height="0.788cm" svg:x="6.302cm" svg:y="4.99cm">
          <draw:text-box>
            <text:p text:style-name="P6"><text:span text:style-name="T1">B</text:span></text:p>
          </draw:text-box>
        </draw:frame>
        <draw:line draw:style-name="gr8" draw:text-style-name="P3" draw:layer="layout" svg:x1="6.633cm" svg:y1="4.291cm" svg:x2="6.716cm" svg:y2="4.315cm">
          <text:p/>
        </draw:line>
        <draw:line draw:style-name="gr8" draw:text-style-name="P3" draw:layer="layout" svg:x1="6.658cm" svg:y1="3.686cm" svg:x2="6.742cm" svg:y2="3.709cm">
          <text:p/>
        </draw:line>
        <draw:line draw:style-name="gr8" draw:text-style-name="P3" draw:layer="layout" svg:x1="6.684cm" svg:y1="3.068cm" svg:x2="6.769cm" svg:y2="3.091cm">
          <text:p/>
        </draw:line>
        <draw:line draw:style-name="gr8" draw:text-style-name="P3" draw:layer="layout" svg:x1="6.71cm" svg:y1="2.438cm" svg:x2="6.796cm" svg:y2="2.46cm">
          <text:p/>
        </draw:line>
        <draw:line draw:style-name="gr8" draw:text-style-name="P3" draw:layer="layout" svg:x1="6.737cm" svg:y1="1.795cm" svg:x2="6.824cm" svg:y2="1.817cm">
          <text:p/>
        </draw:line>
        <draw:frame draw:style-name="gr10" draw:text-style-name="P7" draw:layer="layout" svg:width="0.984cm" svg:height="0.788cm" svg:x="6.657cm" svg:y="4.465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809cm" svg:height="0.242cm" svg:x="3.299cm" svg:y="4.114cm" svg:viewBox="0 0 810 243" draw:points="0,12 810,243 810,231 0,0">
          <text:p/>
        </draw:polygon>
        <draw:polygon draw:style-name="gr12" draw:text-style-name="P9" draw:layer="layout" svg:width="0.489cm" svg:height="0.413cm" svg:x="2.81cm" svg:y="4.114cm" svg:viewBox="0 0 490 414" draw:points="0,414 490,12 490,0 0,402">
          <text:p/>
        </draw:polygon>
        <draw:polygon draw:style-name="gr13" draw:text-style-name="P10" draw:layer="layout" svg:width="1.298cm" svg:height="0.639cm" svg:x="2.81cm" svg:y="4.126cm" svg:viewBox="0 0 1299 640" draw:points="0,402 819,640 1299,231 490,0">
          <text:p/>
        </draw:polygon>
        <draw:polygon draw:style-name="gr13" draw:text-style-name="P10" draw:layer="layout" svg:width="1.298cm" svg:height="0.639cm" svg:x="2.81cm" svg:y="4.114cm" svg:viewBox="0 0 1299 640" draw:points="0,402 819,640 1299,231 490,0">
          <text:p/>
        </draw:polygon>
        <draw:polygon draw:style-name="gr12" draw:text-style-name="P9" draw:layer="layout" svg:width="0.48cm" svg:height="0.421cm" svg:x="3.628cm" svg:y="4.344cm" svg:viewBox="0 0 481 422" draw:points="0,422 481,12 481,0 0,410">
          <text:p/>
        </draw:polygon>
        <draw:polygon draw:style-name="gr11" draw:text-style-name="P8" draw:layer="layout" svg:width="0.818cm" svg:height="0.25cm" svg:x="2.81cm" svg:y="4.515cm" svg:viewBox="0 0 819 251" draw:points="0,12 819,251 819,239 0,0">
          <text:p/>
        </draw:polygon>
        <draw:polygon draw:style-name="gr11" draw:text-style-name="P8" draw:layer="layout" svg:width="0.843cm" svg:height="1.225cm" svg:x="2.663cm" svg:y="3.645cm" svg:viewBox="0 0 844 1226" draw:points="21,985 844,1226 835,233 0,0">
          <text:p/>
        </draw:polygon>
        <draw:polygon draw:style-name="gr13" draw:text-style-name="P10" draw:layer="layout" svg:width="1.335cm" svg:height="0.671cm" svg:x="2.171cm" svg:y="4.629cm" svg:viewBox="0 0 1336 672" draw:points="0,422 832,672 1336,241 513,0">
          <text:p/>
        </draw:polygon>
        <draw:polygon draw:style-name="gr12" draw:text-style-name="P9" draw:layer="layout" svg:width="0.544cm" svg:height="1.405cm" svg:x="2.14cm" svg:y="3.645cm" svg:viewBox="0 0 545 1406" draw:points="31,1406 545,984 524,0 0,407">
          <text:p/>
        </draw:polygon>
        <draw:polygon draw:style-name="gr12" draw:text-style-name="P9" draw:layer="layout" svg:width="0.521cm" svg:height="1.422cm" svg:x="2.985cm" svg:y="3.878cm" svg:viewBox="0 0 522 1423" draw:points="18,1423 522,992 513,0 0,417">
          <text:p/>
        </draw:polygon>
        <draw:polygon draw:style-name="gr13" draw:text-style-name="P10" draw:layer="layout" svg:width="1.357cm" svg:height="0.65cm" svg:x="2.14cm" svg:y="3.645cm" svg:viewBox="0 0 1358 651" draw:points="0,407 845,651 1358,233 523,0">
          <text:p/>
        </draw:polygon>
        <draw:polygon draw:style-name="gr11" draw:text-style-name="P8" draw:layer="layout" svg:width="0.863cm" svg:height="1.248cm" svg:x="2.14cm" svg:y="4.052cm" svg:viewBox="0 0 864 1249" draw:points="32,999 864,1249 846,243 0,0">
          <text:p/>
        </draw:polygon>
        <draw:polygon draw:style-name="gr13" draw:text-style-name="P10" draw:layer="layout" svg:width="1.373cm" svg:height="0.704cm" svg:x="1.501cm" svg:y="5.157cm" svg:viewBox="0 0 1374 705" draw:points="0,442 845,705 1374,254 539,0">
          <text:p/>
        </draw:polygon>
        <draw:polygon draw:style-name="gr11" draw:text-style-name="P8" draw:layer="layout" svg:width="0.902cm" svg:height="2.287cm" svg:x="1.972cm" svg:y="3.123cm" svg:viewBox="0 0 903 2288" draw:points="68,2035 903,2288 863,237 0,0">
          <text:p/>
        </draw:polygon>
        <draw:polygon draw:style-name="gr12" draw:text-style-name="P9" draw:layer="layout" svg:width="0.626cm" svg:height="2.475cm" svg:x="1.414cm" svg:y="3.123cm" svg:viewBox="0 0 627 2476" draw:points="87,2476 627,2035 559,0 0,414">
          <text:p/>
        </draw:polygon>
        <draw:polygon draw:style-name="gr12" draw:text-style-name="P9" draw:layer="layout" svg:width="0.588cm" svg:height="2.501cm" svg:x="2.286cm" svg:y="3.36cm" svg:viewBox="0 0 589 2502" draw:points="59,2502 589,2051 549,0 0,425">
          <text:p/>
        </draw:polygon>
        <draw:polygon draw:style-name="gr11" draw:text-style-name="P8" draw:layer="layout" svg:width="0.931cm" svg:height="2.324cm" svg:x="1.414cm" svg:y="3.537cm" svg:viewBox="0 0 932 2325" draw:points="87,2061 932,2325 872,247 0,0">
          <text:p/>
        </draw:polygon>
        <draw:polygon draw:style-name="gr13" draw:text-style-name="P10" draw:layer="layout" svg:width="1.42cm" svg:height="0.661cm" svg:x="1.414cm" svg:y="3.123cm" svg:viewBox="0 0 1421 662" draw:points="0,414 873,662 1421,237 558,0">
          <text:p/>
        </draw:polygon>
        <draw:polygon draw:style-name="gr14" draw:text-style-name="P11" draw:layer="layout" svg:width="0.831cm" svg:height="0.248cm" svg:x="4.313cm" svg:y="4.402cm" svg:viewBox="0 0 832 249" draw:points="0,12 832,249 832,237 0,0">
          <text:p/>
        </draw:polygon>
        <draw:polygon draw:style-name="gr15" draw:text-style-name="P12" draw:layer="layout" svg:width="0.477cm" svg:height="0.424cm" svg:x="3.836cm" svg:y="4.402cm" svg:viewBox="0 0 478 425" draw:points="0,425 478,12 478,0 0,412">
          <text:p/>
        </draw:polygon>
        <draw:polygon draw:style-name="gr16" draw:text-style-name="P13" draw:layer="layout" svg:width="1.308cm" svg:height="0.657cm" svg:x="3.836cm" svg:y="4.414cm" svg:viewBox="0 0 1309 658" draw:points="0,412 842,658 1309,236 477,0">
          <text:p/>
        </draw:polygon>
        <draw:polygon draw:style-name="gr16" draw:text-style-name="P13" draw:layer="layout" svg:width="1.308cm" svg:height="0.656cm" svg:x="3.836cm" svg:y="4.402cm" svg:viewBox="0 0 1309 657" draw:points="0,411 842,657 1309,236 477,0">
          <text:p/>
        </draw:polygon>
        <draw:polygon draw:style-name="gr15" draw:text-style-name="P12" draw:layer="layout" svg:width="0.467cm" svg:height="0.433cm" svg:x="4.677cm" svg:y="4.638cm" svg:viewBox="0 0 468 434" draw:points="0,434 468,12 468,0 0,421">
          <text:p/>
        </draw:polygon>
        <draw:polygon draw:style-name="gr14" draw:text-style-name="P11" draw:layer="layout" svg:width="0.841cm" svg:height="0.258cm" svg:x="3.836cm" svg:y="4.813cm" svg:viewBox="0 0 842 259" draw:points="0,13 842,259 842,246 0,0">
          <text:p/>
        </draw:polygon>
        <draw:polygon draw:style-name="gr16" draw:text-style-name="P13" draw:layer="layout" svg:width="1.345cm" svg:height="0.689cm" svg:x="3.213cm" svg:y="4.931cm" svg:viewBox="0 0 1346 690" draw:points="0,433 857,690 1346,248 502,0">
          <text:p/>
        </draw:polygon>
        <draw:polygon draw:style-name="gr14" draw:text-style-name="P11" draw:layer="layout" svg:width="0.885cm" svg:height="3.157cm" svg:x="3.697cm" svg:y="2.021cm" svg:viewBox="0 0 886 3158" draw:points="17,2911 862,3158 886,225 0,0">
          <text:p/>
        </draw:polygon>
        <draw:polygon draw:style-name="gr14" draw:text-style-name="P11" draw:layer="layout" svg:width="0.86cm" svg:height="0.418cm" svg:x="3.083cm" svg:y="5.315cm" svg:viewBox="0 0 861 419" draw:points="2,159 861,419 861,259 0,0">
          <text:p/>
        </draw:polygon>
        <draw:polygon draw:style-name="gr15" draw:text-style-name="P12" draw:layer="layout" svg:width="0.542cm" svg:height="3.342cm" svg:x="3.172cm" svg:y="2.021cm" svg:viewBox="0 0 543 3343" draw:points="41,3343 543,2910 526,0 0,393">
          <text:p/>
        </draw:polygon>
        <draw:polygon draw:style-name="gr15" draw:text-style-name="P12" draw:layer="layout" svg:width="0.529cm" svg:height="0.612cm" svg:x="2.556cm" svg:y="5.315cm" svg:viewBox="0 0 530 613" draw:points="3,613 530,159 528,0 0,452">
          <text:p/>
        </draw:polygon>
        <draw:polygon draw:style-name="gr16" draw:text-style-name="P13" draw:layer="layout" svg:width="1.384cm" svg:height="0.724cm" svg:x="2.559cm" svg:y="5.474cm" svg:viewBox="0 0 1385 725" draw:points="0,453 870,725 1385,259 526,0">
          <text:p/>
        </draw:polygon>
        <draw:polygon draw:style-name="gr16" draw:text-style-name="P13" draw:layer="layout" svg:width="1.387cm" svg:height="0.721cm" svg:x="2.556cm" svg:y="5.315cm" svg:viewBox="0 0 1388 722" draw:points="0,453 871,722 1388,260 527,0">
          <text:p/>
        </draw:polygon>
        <draw:polygon draw:style-name="gr15" draw:text-style-name="P12" draw:layer="layout" svg:width="0.513cm" svg:height="3.374cm" svg:x="4.069cm" svg:y="2.246cm" svg:viewBox="0 0 514 3375" draw:points="0,3375 490,2933 514,0 0,403">
          <text:p/>
        </draw:polygon>
        <draw:polygon draw:style-name="gr15" draw:text-style-name="P12" draw:layer="layout" svg:width="0.516cm" svg:height="0.624cm" svg:x="3.427cm" svg:y="5.574cm" svg:viewBox="0 0 517 625" draw:points="2,625 517,159 517,0 0,463">
          <text:p/>
        </draw:polygon>
        <draw:polygon draw:style-name="gr14" draw:text-style-name="P11" draw:layer="layout" svg:width="0.897cm" svg:height="3.206cm" svg:x="3.172cm" svg:y="2.414cm" svg:viewBox="0 0 898 3207" draw:points="41,2950 898,3207 898,235 0,0">
          <text:p/>
        </draw:polygon>
        <draw:polygon draw:style-name="gr14" draw:text-style-name="P11" draw:layer="layout" svg:width="0.873cm" svg:height="0.431cm" svg:x="2.556cm" svg:y="5.767cm" svg:viewBox="0 0 874 432" draw:points="3,161 874,432 872,270 0,0">
          <text:p/>
        </draw:polygon>
        <draw:polygon draw:style-name="gr16" draw:text-style-name="P13" draw:layer="layout" svg:width="1.41cm" svg:height="0.628cm" svg:x="3.172cm" svg:y="2.021cm" svg:viewBox="0 0 1411 629" draw:points="0,394 898,629 1411,226 526,0">
          <text:p/>
        </draw:polygon>
        <draw:polygon draw:style-name="gr17" draw:text-style-name="P14" draw:layer="layout" svg:width="1.317cm" svg:height="0.676cm" svg:x="4.891cm" svg:y="4.709cm" svg:viewBox="0 0 1318 677" draw:points="0,425 865,677 1318,243 463,0">
          <text:p/>
        </draw:polygon>
        <draw:polygon draw:style-name="gr18" draw:text-style-name="P15" draw:layer="layout" svg:width="0.917cm" svg:height="2.011cm" svg:x="5.354cm" svg:y="2.941cm" svg:viewBox="0 0 918 2012" draw:points="0,1769 855,2012 918,230 37,0">
          <text:p/>
        </draw:polygon>
        <draw:polygon draw:style-name="gr19" draw:text-style-name="P16" draw:layer="layout" svg:width="0.5cm" svg:height="2.192cm" svg:x="4.891cm" svg:y="2.941cm" svg:viewBox="0 0 501 2193" draw:points="0,2193 464,1769 501,0 24,401">
          <text:p/>
        </draw:polygon>
        <draw:polygon draw:style-name="gr19" draw:text-style-name="P16" draw:layer="layout" svg:width="0.515cm" svg:height="2.215cm" svg:x="5.756cm" svg:y="3.17cm" svg:viewBox="0 0 516 2216" draw:points="0,2216 453,1783 516,0 50,411">
          <text:p/>
        </draw:polygon>
        <draw:polygon draw:style-name="gr18" draw:text-style-name="P15" draw:layer="layout" svg:width="0.893cm" svg:height="1.209cm" svg:x="4.772cm" svg:y="4.286cm" svg:viewBox="0 0 894 1210" draw:points="0,955 869,1210 894,247 11,0">
          <text:p/>
        </draw:polygon>
        <draw:polygon draw:style-name="gr18" draw:text-style-name="P15" draw:layer="layout" svg:width="0.915cm" svg:height="2.044cm" svg:x="4.891cm" svg:y="3.341cm" svg:viewBox="0 0 916 2045" draw:points="0,1793 866,2045 916,239 24,0">
          <text:p/>
        </draw:polygon>
        <draw:polygon draw:style-name="gr17" draw:text-style-name="P14" draw:layer="layout" svg:width="1.355cm" svg:height="0.709cm" svg:x="4.285cm" svg:y="5.241cm" svg:viewBox="0 0 1356 710" draw:points="0,445 882,710 1356,255 488,0">
          <text:p/>
        </draw:polygon>
        <draw:polygon draw:style-name="gr19" draw:text-style-name="P16" draw:layer="layout" svg:width="0.498cm" svg:height="1.399cm" svg:x="4.285cm" svg:y="4.286cm" svg:viewBox="0 0 499 1400" draw:points="0,1400 488,956 499,0 4,432">
          <text:p/>
        </draw:polygon>
        <draw:polygon draw:style-name="gr17" draw:text-style-name="P14" draw:layer="layout" svg:width="1.356cm" svg:height="0.639cm" svg:x="4.915cm" svg:y="2.941cm" svg:viewBox="0 0 1357 640" draw:points="0,400 891,640 1357,229 476,0">
          <text:p/>
        </draw:polygon>
        <draw:polygon draw:style-name="gr19" draw:text-style-name="P16" draw:layer="layout" svg:width="0.499cm" svg:height="1.417cm" svg:x="5.166cm" svg:y="4.533cm" svg:viewBox="0 0 500 1418" draw:points="0,1418 475,963 500,0 17,444">
          <text:p/>
        </draw:polygon>
        <draw:polygon draw:style-name="gr17" draw:text-style-name="P14" draw:layer="layout" svg:width="1.376cm" svg:height="0.69cm" svg:x="4.289cm" svg:y="4.286cm" svg:viewBox="0 0 1377 691" draw:points="0,433 895,691 1377,248 494,0">
          <text:p/>
        </draw:polygon>
        <draw:polygon draw:style-name="gr18" draw:text-style-name="P15" draw:layer="layout" svg:width="0.888cm" svg:height="0.559cm" svg:x="4.161cm" svg:y="5.508cm" svg:viewBox="0 0 889 560" draw:points="0,291 884,560 889,265 0,0">
          <text:p/>
        </draw:polygon>
        <draw:polygon draw:style-name="gr18" draw:text-style-name="P15" draw:layer="layout" svg:width="0.898cm" svg:height="1.232cm" svg:x="4.285cm" svg:y="4.718cm" svg:viewBox="0 0 899 1233" draw:points="0,968 882,1233 899,258 4,0">
          <text:p/>
        </draw:polygon>
        <draw:polygon draw:style-name="gr19" draw:text-style-name="P16" draw:layer="layout" svg:width="0.514cm" svg:height="0.758cm" svg:x="3.647cm" svg:y="5.508cm" svg:viewBox="0 0 515 759" draw:points="2,759 515,292 515,0 0,464">
          <text:p/>
        </draw:polygon>
        <draw:polygon draw:style-name="gr17" draw:text-style-name="P14" draw:layer="layout" svg:width="1.395cm" svg:height="0.746cm" svg:x="3.649cm" svg:y="5.799cm" svg:viewBox="0 0 1396 747" draw:points="0,467 896,747 1396,268 512,0">
          <text:p/>
        </draw:polygon>
        <draw:polygon draw:style-name="gr17" draw:text-style-name="P14" draw:layer="layout" svg:width="1.402cm" svg:height="0.739cm" svg:x="3.647cm" svg:y="5.508cm" svg:viewBox="0 0 1403 740" draw:points="0,464 900,740 1403,266 514,0">
          <text:p/>
        </draw:polygon>
        <draw:polygon draw:style-name="gr19" draw:text-style-name="P16" draw:layer="layout" svg:width="0.504cm" svg:height="0.772cm" svg:x="4.545cm" svg:y="5.773cm" svg:viewBox="0 0 505 773" draw:points="0,773 500,295 505,0 2,475">
          <text:p/>
        </draw:polygon>
        <draw:polygon draw:style-name="gr18" draw:text-style-name="P15" draw:layer="layout" svg:width="0.9cm" svg:height="0.574cm" svg:x="3.647cm" svg:y="5.971cm" svg:viewBox="0 0 901 575" draw:points="2,296 899,575 901,277 0,0">
          <text:p/>
        </draw:polygon>
        <draw:polygon draw:style-name="gr1" draw:text-style-name="P1" draw:layer="layout" svg:width="6.985cm" svg:height="6.672cm" svg:x="8.013cm" svg:y="0.478cm" svg:viewBox="0 0 6986 6673" draw:points="0,6673 6986,6673 6986,0 0,0">
          <text:p/>
        </draw:polygon>
        <draw:polygon draw:style-name="gr2" draw:text-style-name="P2" draw:layer="layout" svg:width="2.144cm" svg:height="4.761cm" svg:x="8.794cm" svg:y="0.914cm" svg:viewBox="0 0 2145 4762" draw:points="145,4762 2145,3127 2112,0 0,1471">
          <text:p/>
        </draw:polygon>
        <draw:polyline draw:style-name="gr3" draw:text-style-name="P3" draw:layer="layout" svg:width="2.144cm" svg:height="4.761cm" svg:x="8.794cm" svg:y="0.914cm" svg:viewBox="0 0 2145 4762" draw:points="145,4762 2145,3127 2112,0 0,1471">
          <text:p/>
        </draw:polyline>
        <draw:polygon draw:style-name="gr4" draw:text-style-name="P4" draw:layer="layout" svg:width="3.407cm" svg:height="4.04cm" svg:x="10.905cm" svg:y="0.914cm" svg:viewBox="0 0 3408 4041" draw:points="33,3127 3273,4041 3408,821 0,0">
          <text:p/>
        </draw:polygon>
        <draw:polyline draw:style-name="gr5" draw:text-style-name="P3" draw:layer="layout" svg:width="3.407cm" svg:height="4.04cm" svg:x="10.905cm" svg:y="0.914cm" svg:viewBox="0 0 3408 4041" draw:points="33,3127 3273,4041 3408,821 0,0">
          <text:p/>
        </draw:polyline>
        <draw:polygon draw:style-name="gr6" draw:text-style-name="P5" draw:layer="layout" svg:width="5.238cm" svg:height="2.7cm" svg:x="8.939cm" svg:y="4.04cm" svg:viewBox="0 0 5239 2701" draw:points="0,1636 3407,2701 5239,915 1999,0">
          <text:p/>
        </draw:polygon>
        <draw:polyline draw:style-name="gr7" draw:text-style-name="P3" draw:layer="layout" svg:width="5.238cm" svg:height="2.7cm" svg:x="8.939cm" svg:y="4.04cm" svg:viewBox="0 0 5239 2701" draw:points="0,1636 3407,2701 5239,915 1999,0">
          <text:p/>
        </draw:polyline>
        <draw:line draw:style-name="gr8" draw:text-style-name="P3" draw:layer="layout" svg:x1="8.939cm" svg:y1="5.675cm" svg:x2="12.347cm" svg:y2="6.741cm">
          <text:p/>
        </draw:line>
        <draw:polyline draw:style-name="gr9" draw:text-style-name="P3" draw:layer="layout" svg:width="1.971cm" svg:height="4.803cm" svg:x="9.53cm" svg:y="1.057cm" svg:viewBox="0 0 1972 4804" draw:points="0,4804 1972,3143 1967,0">
          <text:p/>
        </draw:polyline>
        <draw:polyline draw:style-name="gr9" draw:text-style-name="P3" draw:layer="layout" svg:width="1.967cm" svg:height="4.881cm" svg:x="10.604cm" svg:y="1.315cm" svg:viewBox="0 0 1968 4882" draw:points="0,4882 1920,3173 1968,0">
          <text:p/>
        </draw:polyline>
        <draw:polyline draw:style-name="gr9" draw:text-style-name="P3" draw:layer="layout" svg:width="1.966cm" svg:height="4.96cm" svg:x="11.71cm" svg:y="1.581cm" svg:viewBox="0 0 1967 4961" draw:points="0,4961 1864,3204 1967,0">
          <text:p/>
        </draw:polyline>
        <draw:line draw:style-name="gr8" draw:text-style-name="P3" draw:layer="layout" svg:x1="9.548cm" svg:y1="5.846cm" svg:x2="9.496cm" svg:y2="5.89cm">
          <text:p/>
        </draw:line>
        <draw:frame draw:style-name="gr10" draw:text-style-name="P7" draw:layer="layout" svg:width="0.984cm" svg:height="0.788cm" svg:x="6.802cm" svg:y="1.379cm">
          <draw:text-box>
            <text:p text:style-name="P6"><text:span text:style-name="T1">1.0</text:span></text:p>
          </draw:text-box>
        </draw:frame>
        <draw:line draw:style-name="gr8" draw:text-style-name="P3" draw:layer="layout" svg:x1="10.621cm" svg:y1="6.181cm" svg:x2="10.571cm" svg:y2="6.226cm">
          <text:p/>
        </draw:line>
        <draw:frame draw:style-name="gr10" draw:text-style-name="P7" draw:layer="layout" svg:width="0.705cm" svg:height="0.788cm" svg:x="9.218cm" svg:y="5.721cm">
          <draw:text-box>
            <text:p text:style-name="P6"><text:span text:style-name="T1">I</text:span></text:p>
          </draw:text-box>
        </draw:frame>
        <draw:line draw:style-name="gr8" draw:text-style-name="P3" draw:layer="layout" svg:x1="11.727cm" svg:y1="6.526cm" svg:x2="11.678cm" svg:y2="6.573cm">
          <text:p/>
        </draw:line>
        <draw:frame draw:style-name="gr10" draw:text-style-name="P7" draw:layer="layout" svg:width="0.705cm" svg:height="0.788cm" svg:x="10.205cm" svg:y="6.059cm">
          <draw:text-box>
            <text:p text:style-name="P6"><text:span text:style-name="T1">O</text:span></text:p>
          </draw:text-box>
        </draw:frame>
        <draw:line draw:style-name="gr8" draw:text-style-name="P3" draw:layer="layout" svg:x1="14.178cm" svg:y1="4.954cm" svg:x2="12.346cm" svg:y2="6.741cm">
          <text:p/>
        </draw:line>
        <draw:polyline draw:style-name="gr9" draw:text-style-name="P3" draw:layer="layout" svg:width="3.498cm" svg:height="4.296cm" svg:x="9.199cm" svg:y="2.102cm" svg:viewBox="0 0 3499 4297" draw:points="0,0 123,3262 3499,4297">
          <text:p/>
        </draw:polyline>
        <draw:polyline draw:style-name="gr9" draw:text-style-name="P3" draw:layer="layout" svg:width="3.406cm" svg:height="4.193cm" svg:x="9.891cm" svg:y="1.62cm" svg:viewBox="0 0 3407 4194" draw:points="0,0 85,3208 3407,4194">
          <text:p/>
        </draw:polyline>
        <draw:polyline draw:style-name="gr9" draw:text-style-name="P3" draw:layer="layout" svg:width="3.319cm" svg:height="4.094cm" svg:x="10.549cm" svg:y="1.162cm" svg:viewBox="0 0 3320 4095" draw:points="0,0 51,3156 3320,4095">
          <text:p/>
        </draw:polyline>
        <draw:line draw:style-name="gr8" draw:text-style-name="P3" draw:layer="layout" svg:x1="12.669cm" svg:y1="6.389cm" svg:x2="12.755cm" svg:y2="6.416cm">
          <text:p/>
        </draw:line>
        <draw:frame draw:style-name="gr10" draw:text-style-name="P7" draw:layer="layout" svg:width="0.705cm" svg:height="0.788cm" svg:x="11.329cm" svg:y="6.407cm">
          <draw:text-box>
            <text:p text:style-name="P6"><text:span text:style-name="T1">B</text:span></text:p>
          </draw:text-box>
        </draw:frame>
        <draw:line draw:style-name="gr8" draw:text-style-name="P3" draw:layer="layout" svg:x1="13.269cm" svg:y1="5.804cm" svg:x2="13.354cm" svg:y2="5.83cm">
          <text:p/>
        </draw:line>
        <draw:frame draw:style-name="gr10" draw:text-style-name="P7" draw:layer="layout" svg:width="0.705cm" svg:height="0.788cm" svg:x="12.749cm" svg:y="6.138cm">
          <draw:text-box>
            <text:p text:style-name="P6"><text:span text:style-name="T1">I</text:span></text:p>
          </draw:text-box>
        </draw:frame>
        <draw:line draw:style-name="gr8" draw:text-style-name="P3" draw:layer="layout" svg:x1="13.841cm" svg:y1="5.248cm" svg:x2="13.923cm" svg:y2="5.272cm">
          <text:p/>
        </draw:line>
        <draw:frame draw:style-name="gr10" draw:text-style-name="P7" draw:layer="layout" svg:width="0.705cm" svg:height="0.788cm" svg:x="13.259cm" svg:y="5.55cm">
          <draw:text-box>
            <text:p text:style-name="P6"><text:span text:style-name="T1">O</text:span></text:p>
          </draw:text-box>
        </draw:frame>
        <draw:line draw:style-name="gr8" draw:text-style-name="P3" draw:layer="layout" svg:x1="14.177cm" svg:y1="4.955cm" svg:x2="14.313cm" svg:y2="1.735cm">
          <text:p/>
        </draw:line>
        <draw:polyline draw:style-name="gr9" draw:text-style-name="P3" draw:layer="layout" svg:width="5.243cm" svg:height="1.633cm" svg:x="8.936cm" svg:y="3.98cm" svg:viewBox="0 0 5244 1634" draw:points="5244,914 2002,0 0,1634">
          <text:p/>
        </draw:polyline>
        <draw:polyline draw:style-name="gr9" draw:text-style-name="P3" draw:layer="layout" svg:width="5.294cm" svg:height="1.603cm" svg:x="8.91cm" svg:y="3.403cm" svg:viewBox="0 0 5295 1604" draw:points="5295,897 2022,0 0,1604">
          <text:p/>
        </draw:polyline>
        <draw:polyline draw:style-name="gr9" draw:text-style-name="P3" draw:layer="layout" svg:width="5.347cm" svg:height="1.573cm" svg:x="8.883cm" svg:y="2.814cm" svg:viewBox="0 0 5348 1574" draw:points="5348,879 2042,0 0,1574">
          <text:p/>
        </draw:polyline>
        <draw:polyline draw:style-name="gr9" draw:text-style-name="P3" draw:layer="layout" svg:width="5.401cm" svg:height="1.542cm" svg:x="8.855cm" svg:y="2.214cm" svg:viewBox="0 0 5402 1543" draw:points="5402,862 2064,0 0,1543">
          <text:p/>
        </draw:polyline>
        <draw:polyline draw:style-name="gr9" draw:text-style-name="P3" draw:layer="layout" svg:width="5.456cm" svg:height="1.508cm" svg:x="8.826cm" svg:y="1.603cm" svg:viewBox="0 0 5457 1509" draw:points="5457,843 2086,0 0,1509">
          <text:p/>
        </draw:polyline>
        <draw:polyline draw:style-name="gr9" draw:text-style-name="P3" draw:layer="layout" svg:width="5.512cm" svg:height="1.473cm" svg:x="8.797cm" svg:y="0.98cm" svg:viewBox="0 0 5513 1474" draw:points="5513,822 2109,0 0,1474">
          <text:p/>
        </draw:polyline>
        <draw:line draw:style-name="gr8" draw:text-style-name="P3" draw:layer="layout" svg:x1="14.152cm" svg:y1="4.885cm" svg:x2="14.234cm" svg:y2="4.909cm">
          <text:p/>
        </draw:line>
        <draw:frame draw:style-name="gr10" draw:text-style-name="P7" draw:layer="layout" svg:width="0.705cm" svg:height="0.788cm" svg:x="13.845cm" svg:y="4.99cm">
          <draw:text-box>
            <text:p text:style-name="P6"><text:span text:style-name="T1">B</text:span></text:p>
          </draw:text-box>
        </draw:frame>
        <draw:line draw:style-name="gr8" draw:text-style-name="P3" draw:layer="layout" svg:x1="14.177cm" svg:y1="4.291cm" svg:x2="14.26cm" svg:y2="4.315cm">
          <text:p/>
        </draw:line>
        <draw:line draw:style-name="gr8" draw:text-style-name="P3" draw:layer="layout" svg:x1="14.202cm" svg:y1="3.686cm" svg:x2="14.286cm" svg:y2="3.709cm">
          <text:p/>
        </draw:line>
        <draw:line draw:style-name="gr8" draw:text-style-name="P3" draw:layer="layout" svg:x1="14.228cm" svg:y1="3.068cm" svg:x2="14.313cm" svg:y2="3.091cm">
          <text:p/>
        </draw:line>
        <draw:line draw:style-name="gr8" draw:text-style-name="P3" draw:layer="layout" svg:x1="14.254cm" svg:y1="2.438cm" svg:x2="14.34cm" svg:y2="2.46cm">
          <text:p/>
        </draw:line>
        <draw:line draw:style-name="gr8" draw:text-style-name="P3" draw:layer="layout" svg:x1="14.281cm" svg:y1="1.795cm" svg:x2="14.367cm" svg:y2="1.817cm">
          <text:p/>
        </draw:line>
        <draw:frame draw:style-name="gr10" draw:text-style-name="P7" draw:layer="layout" svg:width="0.984cm" svg:height="0.788cm" svg:x="14.201cm" svg:y="4.465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809cm" svg:height="0.251cm" svg:x="10.843cm" svg:y="4.105cm" svg:viewBox="0 0 810 252" draw:points="0,22 810,252 810,230 0,0">
          <text:p/>
        </draw:polygon>
        <draw:polygon draw:style-name="gr12" draw:text-style-name="P9" draw:layer="layout" svg:width="0.49cm" svg:height="0.422cm" svg:x="10.353cm" svg:y="4.105cm" svg:viewBox="0 0 491 423" draw:points="1,423 491,21 491,0 0,402">
          <text:p/>
        </draw:polygon>
        <draw:polygon draw:style-name="gr13" draw:text-style-name="P10" draw:layer="layout" svg:width="1.298cm" svg:height="0.639cm" svg:x="10.354cm" svg:y="4.126cm" svg:viewBox="0 0 1299 640" draw:points="0,402 819,640 1299,231 489,0">
          <text:p/>
        </draw:polygon>
        <draw:polygon draw:style-name="gr13" draw:text-style-name="P10" draw:layer="layout" svg:width="1.299cm" svg:height="0.639cm" svg:x="10.353cm" svg:y="4.105cm" svg:viewBox="0 0 1300 640" draw:points="0,402 820,640 1300,230 490,0">
          <text:p/>
        </draw:polygon>
        <draw:polygon draw:style-name="gr12" draw:text-style-name="P9" draw:layer="layout" svg:width="0.48cm" svg:height="0.431cm" svg:x="11.172cm" svg:y="4.334cm" svg:viewBox="0 0 481 432" draw:points="0,432 481,22 481,0 0,411">
          <text:p/>
        </draw:polygon>
        <draw:polygon draw:style-name="gr11" draw:text-style-name="P8" draw:layer="layout" svg:width="0.819cm" svg:height="0.259cm" svg:x="10.353cm" svg:y="4.506cm" svg:viewBox="0 0 820 260" draw:points="1,21 820,260 820,239 0,0">
          <text:p/>
        </draw:polygon>
        <draw:polygon draw:style-name="gr13" draw:text-style-name="P10" draw:layer="layout" svg:width="1.334cm" svg:height="0.671cm" svg:x="9.715cm" svg:y="4.629cm" svg:viewBox="0 0 1335 672" draw:points="0,422 832,672 1335,241 514,0">
          <text:p/>
        </draw:polygon>
        <draw:polygon draw:style-name="gr11" draw:text-style-name="P8" draw:layer="layout" svg:width="0.872cm" svg:height="2.548cm" svg:x="10.177cm" svg:y="2.322cm" svg:viewBox="0 0 873 2549" draw:points="51,2308 873,2549 852,224 0,0">
          <text:p/>
        </draw:polygon>
        <draw:polygon draw:style-name="gr12" draw:text-style-name="P9" draw:layer="layout" svg:width="0.585cm" svg:height="2.728cm" svg:x="9.643cm" svg:y="2.322cm" svg:viewBox="0 0 586 2729" draw:points="73,2729 586,2308 535,0 0,390">
          <text:p/>
        </draw:polygon>
        <draw:polygon draw:style-name="gr11" draw:text-style-name="P8" draw:layer="layout" svg:width="0.856cm" svg:height="0.946cm" svg:x="9.561cm" svg:y="4.464cm" svg:viewBox="0 0 857 947" draw:points="22,693 857,947 844,248 0,0">
          <text:p/>
        </draw:polygon>
        <draw:polygon draw:style-name="gr13" draw:text-style-name="P10" draw:layer="layout" svg:width="1.372cm" svg:height="0.704cm" svg:x="9.045cm" svg:y="5.157cm" svg:viewBox="0 0 1373 705" draw:points="0,442 844,705 1373,254 538,0">
          <text:p/>
        </draw:polygon>
        <draw:polygon draw:style-name="gr12" draw:text-style-name="P9" draw:layer="layout" svg:width="0.568cm" svg:height="1.134cm" svg:x="9.015cm" svg:y="4.464cm" svg:viewBox="0 0 569 1135" draw:points="30,1135 569,694 547,0 0,433">
          <text:p/>
        </draw:polygon>
        <draw:polygon draw:style-name="gr12" draw:text-style-name="P9" draw:layer="layout" svg:width="0.543cm" svg:height="2.754cm" svg:x="10.506cm" svg:y="2.546cm" svg:viewBox="0 0 544 2755" draw:points="40,2755 544,2325 523,0 0,399">
          <text:p/>
        </draw:polygon>
        <draw:polygon draw:style-name="gr11" draw:text-style-name="P8" draw:layer="layout" svg:width="0.903cm" svg:height="2.588cm" svg:x="9.643cm" svg:y="2.712cm" svg:viewBox="0 0 904 2589" draw:points="72,2339 904,2589 864,233 0,0">
          <text:p/>
        </draw:polygon>
        <draw:polygon draw:style-name="gr12" draw:text-style-name="P9" draw:layer="layout" svg:width="0.548cm" svg:height="1.149cm" svg:x="9.869cm" svg:y="4.712cm" svg:viewBox="0 0 549 1150" draw:points="20,1150 549,699 536,0 0,442">
          <text:p/>
        </draw:polygon>
        <draw:polygon draw:style-name="gr13" draw:text-style-name="P10" draw:layer="layout" svg:width="1.389cm" svg:height="0.69cm" svg:x="9.015cm" svg:y="4.464cm" svg:viewBox="0 0 1390 691" draw:points="0,434 855,691 1390,249 547,0">
          <text:p/>
        </draw:polygon>
        <draw:polygon draw:style-name="gr13" draw:text-style-name="P10" draw:layer="layout" svg:width="1.385cm" svg:height="0.623cm" svg:x="9.643cm" svg:y="2.322cm" svg:viewBox="0 0 1386 624" draw:points="0,390 864,624 1386,224 534,0">
          <text:p/>
        </draw:polygon>
        <draw:polygon draw:style-name="gr11" draw:text-style-name="P8" draw:layer="layout" svg:width="0.874cm" svg:height="0.964cm" svg:x="9.015cm" svg:y="4.897cm" svg:viewBox="0 0 875 965" draw:points="30,702 875,965 855,257 0,0">
          <text:p/>
        </draw:polygon>
        <draw:polygon draw:style-name="gr14" draw:text-style-name="P11" draw:layer="layout" svg:width="0.831cm" svg:height="0.247cm" svg:x="11.857cm" svg:y="4.403cm" svg:viewBox="0 0 832 248" draw:points="0,11 831,248 832,237 0,0">
          <text:p/>
        </draw:polygon>
        <draw:polygon draw:style-name="gr15" draw:text-style-name="P12" draw:layer="layout" svg:width="0.477cm" svg:height="0.423cm" svg:x="11.38cm" svg:y="4.403cm" svg:viewBox="0 0 478 424" draw:points="0,424 478,11 478,0 0,412">
          <text:p/>
        </draw:polygon>
        <draw:polygon draw:style-name="gr16" draw:text-style-name="P13" draw:layer="layout" svg:width="1.307cm" svg:height="0.657cm" svg:x="11.38cm" svg:y="4.414cm" svg:viewBox="0 0 1308 658" draw:points="0,412 841,658 1308,236 477,0">
          <text:p/>
        </draw:polygon>
        <draw:polygon draw:style-name="gr16" draw:text-style-name="P13" draw:layer="layout" svg:width="1.308cm" svg:height="0.656cm" svg:x="11.38cm" svg:y="4.403cm" svg:viewBox="0 0 1309 657" draw:points="0,411 841,657 1309,236 477,0">
          <text:p/>
        </draw:polygon>
        <draw:polygon draw:style-name="gr15" draw:text-style-name="P12" draw:layer="layout" svg:width="0.467cm" svg:height="0.432cm" svg:x="12.221cm" svg:y="4.639cm" svg:viewBox="0 0 468 433" draw:points="0,433 467,11 468,0 0,421">
          <text:p/>
        </draw:polygon>
        <draw:polygon draw:style-name="gr14" draw:text-style-name="P11" draw:layer="layout" svg:width="0.841cm" svg:height="0.257cm" svg:x="11.38cm" svg:y="4.814cm" svg:viewBox="0 0 842 258" draw:points="0,12 842,258 842,246 0,0">
          <text:p/>
        </draw:polygon>
        <draw:polygon draw:style-name="gr16" draw:text-style-name="P13" draw:layer="layout" svg:width="1.345cm" svg:height="0.689cm" svg:x="10.757cm" svg:y="4.931cm" svg:viewBox="0 0 1346 690" draw:points="0,433 856,690 1346,248 501,0">
          <text:p/>
        </draw:polygon>
        <draw:polygon draw:style-name="gr14" draw:text-style-name="P11" draw:layer="layout" svg:width="0.885cm" svg:height="3.236cm" svg:x="11.241cm" svg:y="1.942cm" svg:viewBox="0 0 886 3237" draw:points="17,2990 862,3237 886,224 0,0">
          <text:p/>
        </draw:polygon>
        <draw:polygon draw:style-name="gr14" draw:text-style-name="P11" draw:layer="layout" svg:width="0.859cm" svg:height="0.345cm" svg:x="10.628cm" svg:y="5.388cm" svg:viewBox="0 0 860 346" draw:points="1,86 860,346 860,259 0,0">
          <text:p/>
        </draw:polygon>
        <draw:polygon draw:style-name="gr15" draw:text-style-name="P12" draw:layer="layout" svg:width="0.543cm" svg:height="3.421cm" svg:x="10.715cm" svg:y="1.942cm" svg:viewBox="0 0 544 3422" draw:points="42,3422 544,2989 527,0 0,392">
          <text:p/>
        </draw:polygon>
        <draw:polygon draw:style-name="gr15" draw:text-style-name="P12" draw:layer="layout" svg:width="0.528cm" svg:height="0.539cm" svg:x="10.101cm" svg:y="5.388cm" svg:viewBox="0 0 529 540" draw:points="2,540 529,86 528,0 0,453">
          <text:p/>
        </draw:polygon>
        <draw:polygon draw:style-name="gr16" draw:text-style-name="P13" draw:layer="layout" svg:width="1.384cm" svg:height="0.724cm" svg:x="10.103cm" svg:y="5.474cm" svg:viewBox="0 0 1385 725" draw:points="0,453 871,725 1385,259 527,0">
          <text:p/>
        </draw:polygon>
        <draw:polygon draw:style-name="gr16" draw:text-style-name="P13" draw:layer="layout" svg:width="1.386cm" svg:height="0.722cm" svg:x="10.101cm" svg:y="5.388cm" svg:viewBox="0 0 1387 723" draw:points="0,453 872,723 1387,260 528,0">
          <text:p/>
        </draw:polygon>
        <draw:polygon draw:style-name="gr15" draw:text-style-name="P12" draw:layer="layout" svg:width="0.514cm" svg:height="3.454cm" svg:x="11.612cm" svg:y="2.166cm" svg:viewBox="0 0 515 3455" draw:points="0,3455 491,3012 515,0 1,402">
          <text:p/>
        </draw:polygon>
        <draw:polygon draw:style-name="gr15" draw:text-style-name="P12" draw:layer="layout" svg:width="0.515cm" svg:height="0.551cm" svg:x="10.972cm" svg:y="5.647cm" svg:viewBox="0 0 516 552" draw:points="1,552 516,86 516,0 0,464">
          <text:p/>
        </draw:polygon>
        <draw:polygon draw:style-name="gr14" draw:text-style-name="P11" draw:layer="layout" svg:width="0.898cm" svg:height="3.286cm" svg:x="10.715cm" svg:y="2.334cm" svg:viewBox="0 0 899 3287" draw:points="42,3030 898,3287 899,234 0,0">
          <text:p/>
        </draw:polygon>
        <draw:polygon draw:style-name="gr14" draw:text-style-name="P11" draw:layer="layout" svg:width="0.872cm" svg:height="0.358cm" svg:x="10.101cm" svg:y="5.84cm" svg:viewBox="0 0 873 359" draw:points="2,88 873,359 872,271 0,0">
          <text:p/>
        </draw:polygon>
        <draw:polygon draw:style-name="gr16" draw:text-style-name="P13" draw:layer="layout" svg:width="1.411cm" svg:height="0.626cm" svg:x="10.715cm" svg:y="1.942cm" svg:viewBox="0 0 1412 627" draw:points="0,393 898,627 1412,224 526,0">
          <text:p/>
        </draw:polygon>
        <draw:polygon draw:style-name="gr18" draw:text-style-name="P15" draw:layer="layout" svg:width="0.878cm" svg:height="0.941cm" svg:x="12.898cm" svg:y="4.011cm" svg:viewBox="0 0 879 942" draw:points="0,699 855,942 879,239 15,0">
          <text:p/>
        </draw:polygon>
        <draw:polygon draw:style-name="gr17" draw:text-style-name="P14" draw:layer="layout" svg:width="1.318cm" svg:height="0.676cm" svg:x="12.434cm" svg:y="4.709cm" svg:viewBox="0 0 1319 677" draw:points="0,425 867,677 1319,243 465,0">
          <text:p/>
        </draw:polygon>
        <draw:polygon draw:style-name="gr19" draw:text-style-name="P16" draw:layer="layout" svg:width="0.479cm" svg:height="1.122cm" svg:x="12.434cm" svg:y="4.011cm" svg:viewBox="0 0 480 1123" draw:points="0,1123 465,698 480,0 10,415">
          <text:p/>
        </draw:polygon>
        <draw:polygon draw:style-name="gr19" draw:text-style-name="P16" draw:layer="layout" svg:width="0.476cm" svg:height="1.136cm" svg:x="13.3cm" svg:y="4.249cm" svg:viewBox="0 0 477 1137" draw:points="0,1137 453,703 477,0 20,424">
          <text:p/>
        </draw:polygon>
        <draw:polygon draw:style-name="gr17" draw:text-style-name="P14" draw:layer="layout" svg:width="1.332cm" svg:height="0.662cm" svg:x="12.444cm" svg:y="4.011cm" svg:viewBox="0 0 1333 663" draw:points="0,416 877,663 1333,238 470,0">
          <text:p/>
        </draw:polygon>
        <draw:polygon draw:style-name="gr18" draw:text-style-name="P15" draw:layer="layout" svg:width="0.886cm" svg:height="0.959cm" svg:x="12.434cm" svg:y="4.426cm" svg:viewBox="0 0 887 960" draw:points="0,707 867,960 887,247 10,0">
          <text:p/>
        </draw:polygon>
        <draw:polygon draw:style-name="gr17" draw:text-style-name="P14" draw:layer="layout" svg:width="1.355cm" svg:height="0.709cm" svg:x="11.829cm" svg:y="5.241cm" svg:viewBox="0 0 1356 710" draw:points="0,445 880,710 1356,255 487,0">
          <text:p/>
        </draw:polygon>
        <draw:polygon draw:style-name="gr18" draw:text-style-name="P15" draw:layer="layout" svg:width="0.925cm" svg:height="2.414cm" svg:x="12.316cm" svg:y="3.081cm" svg:viewBox="0 0 926 2415" draw:points="0,2161 869,2415 926,238 25,0">
          <text:p/>
        </draw:polygon>
        <draw:polygon draw:style-name="gr19" draw:text-style-name="P16" draw:layer="layout" svg:width="0.512cm" svg:height="2.604cm" svg:x="11.829cm" svg:y="3.081cm" svg:viewBox="0 0 513 2605" draw:points="0,2605 488,2161 513,0 8,416">
          <text:p/>
        </draw:polygon>
        <draw:polygon draw:style-name="gr18" draw:text-style-name="P15" draw:layer="layout" svg:width="0.886cm" svg:height="0.456cm" svg:x="11.705cm" svg:y="5.611cm" svg:viewBox="0 0 887 457" draw:points="0,189 884,457 887,267 0,0">
          <text:p/>
        </draw:polygon>
        <draw:polygon draw:style-name="gr19" draw:text-style-name="P16" draw:layer="layout" svg:width="0.513cm" svg:height="0.655cm" svg:x="11.192cm" svg:y="5.611cm" svg:viewBox="0 0 514 656" draw:points="1,656 514,188 514,0 0,465">
          <text:p/>
        </draw:polygon>
        <draw:polygon draw:style-name="gr19" draw:text-style-name="P16" draw:layer="layout" svg:width="0.532cm" svg:height="2.631cm" svg:x="12.709cm" svg:y="3.319cm" svg:viewBox="0 0 533 2632" draw:points="0,2632 476,2177 533,0 41,426">
          <text:p/>
        </draw:polygon>
        <draw:polygon draw:style-name="gr17" draw:text-style-name="P14" draw:layer="layout" svg:width="1.395cm" svg:height="0.746cm" svg:x="11.193cm" svg:y="5.799cm" svg:viewBox="0 0 1396 747" draw:points="0,467 896,747 1396,268 512,0">
          <text:p/>
        </draw:polygon>
        <draw:polygon draw:style-name="gr18" draw:text-style-name="P15" draw:layer="layout" svg:width="0.921cm" svg:height="2.453cm" svg:x="11.829cm" svg:y="3.497cm" svg:viewBox="0 0 922 2454" draw:points="0,2189 881,2454 922,249 8,0">
          <text:p/>
        </draw:polygon>
        <draw:polygon draw:style-name="gr17" draw:text-style-name="P14" draw:layer="layout" svg:width="1.399cm" svg:height="0.742cm" svg:x="11.192cm" svg:y="5.611cm" svg:viewBox="0 0 1400 743" draw:points="0,465 899,743 1400,266 513,0">
          <text:p/>
        </draw:polygon>
        <draw:polygon draw:style-name="gr19" draw:text-style-name="P16" draw:layer="layout" svg:width="0.503cm" svg:height="0.668cm" svg:x="12.088cm" svg:y="5.877cm" svg:viewBox="0 0 504 669" draw:points="0,669 501,190 504,0 2,477">
          <text:p/>
        </draw:polygon>
        <draw:polygon draw:style-name="gr17" draw:text-style-name="P14" draw:layer="layout" svg:width="1.404cm" svg:height="0.664cm" svg:x="11.837cm" svg:y="3.081cm" svg:viewBox="0 0 1405 665" draw:points="0,416 914,665 1405,238 505,0">
          <text:p/>
        </draw:polygon>
        <draw:polygon draw:style-name="gr18" draw:text-style-name="P15" draw:layer="layout" svg:width="0.898cm" svg:height="0.469cm" svg:x="11.192cm" svg:y="6.076cm" svg:viewBox="0 0 899 470" draw:points="1,190 897,470 899,278 0,0">
          <text:p/>
        </draw:polygon>
        <draw:polygon draw:style-name="gr1" draw:text-style-name="P1" draw:layer="layout" svg:width="6.985cm" svg:height="6.672cm" svg:x="15.557cm" svg:y="0.478cm" svg:viewBox="0 0 6986 6673" draw:points="0,6673 6986,6673 6986,0 0,0">
          <text:p/>
        </draw:polygon>
        <draw:polygon draw:style-name="gr2" draw:text-style-name="P2" draw:layer="layout" svg:width="2.144cm" svg:height="4.761cm" svg:x="16.338cm" svg:y="0.914cm" svg:viewBox="0 0 2145 4762" draw:points="145,4762 2145,3127 2112,0 0,1471">
          <text:p/>
        </draw:polygon>
        <draw:polyline draw:style-name="gr3" draw:text-style-name="P3" draw:layer="layout" svg:width="2.144cm" svg:height="4.761cm" svg:x="16.338cm" svg:y="0.914cm" svg:viewBox="0 0 2145 4762" draw:points="145,4762 2145,3127 2112,0 0,1471">
          <text:p/>
        </draw:polyline>
        <draw:polygon draw:style-name="gr4" draw:text-style-name="P4" draw:layer="layout" svg:width="3.407cm" svg:height="4.04cm" svg:x="18.449cm" svg:y="0.914cm" svg:viewBox="0 0 3408 4041" draw:points="33,3127 3273,4041 3408,821 0,0">
          <text:p/>
        </draw:polygon>
        <draw:polyline draw:style-name="gr5" draw:text-style-name="P3" draw:layer="layout" svg:width="3.407cm" svg:height="4.04cm" svg:x="18.449cm" svg:y="0.914cm" svg:viewBox="0 0 3408 4041" draw:points="33,3127 3273,4041 3408,821 0,0">
          <text:p/>
        </draw:polyline>
        <draw:polygon draw:style-name="gr6" draw:text-style-name="P5" draw:layer="layout" svg:width="5.238cm" svg:height="2.7cm" svg:x="16.483cm" svg:y="4.04cm" svg:viewBox="0 0 5239 2701" draw:points="0,1636 3408,2701 5239,915 2000,0">
          <text:p/>
        </draw:polygon>
        <draw:polyline draw:style-name="gr7" draw:text-style-name="P3" draw:layer="layout" svg:width="5.238cm" svg:height="2.7cm" svg:x="16.483cm" svg:y="4.04cm" svg:viewBox="0 0 5239 2701" draw:points="0,1636 3408,2701 5239,915 2000,0">
          <text:p/>
        </draw:polyline>
        <draw:line draw:style-name="gr8" draw:text-style-name="P3" draw:layer="layout" svg:x1="16.483cm" svg:y1="5.675cm" svg:x2="19.891cm" svg:y2="6.741cm">
          <text:p/>
        </draw:line>
        <draw:polyline draw:style-name="gr9" draw:text-style-name="P3" draw:layer="layout" svg:width="1.971cm" svg:height="4.803cm" svg:x="17.074cm" svg:y="1.057cm" svg:viewBox="0 0 1972 4804" draw:points="0,4804 1972,3143 1967,0">
          <text:p/>
        </draw:polyline>
        <draw:polyline draw:style-name="gr9" draw:text-style-name="P3" draw:layer="layout" svg:width="1.967cm" svg:height="4.881cm" svg:x="18.148cm" svg:y="1.315cm" svg:viewBox="0 0 1968 4882" draw:points="0,4882 1920,3173 1968,0">
          <text:p/>
        </draw:polyline>
        <draw:polyline draw:style-name="gr9" draw:text-style-name="P3" draw:layer="layout" svg:width="1.966cm" svg:height="4.96cm" svg:x="19.254cm" svg:y="1.581cm" svg:viewBox="0 0 1967 4961" draw:points="0,4961 1864,3204 1967,0">
          <text:p/>
        </draw:polyline>
        <draw:line draw:style-name="gr8" draw:text-style-name="P3" draw:layer="layout" svg:x1="17.092cm" svg:y1="5.846cm" svg:x2="17.04cm" svg:y2="5.89cm">
          <text:p/>
        </draw:line>
        <draw:frame draw:style-name="gr10" draw:text-style-name="P7" draw:layer="layout" svg:width="0.984cm" svg:height="0.788cm" svg:x="14.346cm" svg:y="1.379cm">
          <draw:text-box>
            <text:p text:style-name="P6"><text:span text:style-name="T1">1.0</text:span></text:p>
          </draw:text-box>
        </draw:frame>
        <draw:line draw:style-name="gr8" draw:text-style-name="P3" draw:layer="layout" svg:x1="18.165cm" svg:y1="6.181cm" svg:x2="18.114cm" svg:y2="6.226cm">
          <text:p/>
        </draw:line>
        <draw:frame draw:style-name="gr10" draw:text-style-name="P7" draw:layer="layout" svg:width="0.705cm" svg:height="0.788cm" svg:x="16.862cm" svg:y="5.721cm">
          <draw:text-box>
            <text:p text:style-name="P6"><text:span text:style-name="T1">I</text:span></text:p>
          </draw:text-box>
        </draw:frame>
        <draw:line draw:style-name="gr8" draw:text-style-name="P3" draw:layer="layout" svg:x1="19.271cm" svg:y1="6.526cm" svg:x2="19.221cm" svg:y2="6.573cm">
          <text:p/>
        </draw:line>
        <draw:frame draw:style-name="gr10" draw:text-style-name="P7" draw:layer="layout" svg:width="0.705cm" svg:height="0.788cm" svg:x="17.849cm" svg:y="6.059cm">
          <draw:text-box>
            <text:p text:style-name="P6"><text:span text:style-name="T1">O</text:span></text:p>
          </draw:text-box>
        </draw:frame>
        <draw:line draw:style-name="gr8" draw:text-style-name="P3" draw:layer="layout" svg:x1="21.722cm" svg:y1="4.954cm" svg:x2="19.89cm" svg:y2="6.741cm">
          <text:p/>
        </draw:line>
        <draw:polyline draw:style-name="gr9" draw:text-style-name="P3" draw:layer="layout" svg:width="3.498cm" svg:height="4.296cm" svg:x="16.743cm" svg:y="2.102cm" svg:viewBox="0 0 3499 4297" draw:points="0,0 122,3262 3499,4297">
          <text:p/>
        </draw:polyline>
        <draw:polyline draw:style-name="gr9" draw:text-style-name="P3" draw:layer="layout" svg:width="3.406cm" svg:height="4.193cm" svg:x="17.435cm" svg:y="1.62cm" svg:viewBox="0 0 3407 4194" draw:points="0,0 85,3208 3407,4194">
          <text:p/>
        </draw:polyline>
        <draw:polyline draw:style-name="gr9" draw:text-style-name="P3" draw:layer="layout" svg:width="3.319cm" svg:height="4.094cm" svg:x="18.093cm" svg:y="1.162cm" svg:viewBox="0 0 3320 4095" draw:points="0,0 51,3156 3320,4095">
          <text:p/>
        </draw:polyline>
        <draw:line draw:style-name="gr8" draw:text-style-name="P3" draw:layer="layout" svg:x1="20.213cm" svg:y1="6.389cm" svg:x2="20.299cm" svg:y2="6.416cm">
          <text:p/>
        </draw:line>
        <draw:frame draw:style-name="gr10" draw:text-style-name="P7" draw:layer="layout" svg:width="0.705cm" svg:height="0.788cm" svg:x="18.973cm" svg:y="6.407cm">
          <draw:text-box>
            <text:p text:style-name="P6"><text:span text:style-name="T1">B</text:span></text:p>
          </draw:text-box>
        </draw:frame>
        <draw:line draw:style-name="gr8" draw:text-style-name="P3" draw:layer="layout" svg:x1="20.813cm" svg:y1="5.804cm" svg:x2="20.898cm" svg:y2="5.83cm">
          <text:p/>
        </draw:line>
        <draw:frame draw:style-name="gr10" draw:text-style-name="P7" draw:layer="layout" svg:width="0.705cm" svg:height="0.788cm" svg:x="20.293cm" svg:y="6.138cm">
          <draw:text-box>
            <text:p text:style-name="P6"><text:span text:style-name="T1">I</text:span></text:p>
          </draw:text-box>
        </draw:frame>
        <draw:line draw:style-name="gr8" draw:text-style-name="P3" draw:layer="layout" svg:x1="21.384cm" svg:y1="5.248cm" svg:x2="21.467cm" svg:y2="5.272cm">
          <text:p/>
        </draw:line>
        <draw:frame draw:style-name="gr10" draw:text-style-name="P7" draw:layer="layout" svg:width="0.705cm" svg:height="0.788cm" svg:x="20.803cm" svg:y="5.55cm">
          <draw:text-box>
            <text:p text:style-name="P6"><text:span text:style-name="T1">O</text:span></text:p>
          </draw:text-box>
        </draw:frame>
        <draw:line draw:style-name="gr8" draw:text-style-name="P3" draw:layer="layout" svg:x1="21.721cm" svg:y1="4.955cm" svg:x2="21.857cm" svg:y2="1.735cm">
          <text:p/>
        </draw:line>
        <draw:polyline draw:style-name="gr9" draw:text-style-name="P3" draw:layer="layout" svg:width="5.243cm" svg:height="1.633cm" svg:x="16.48cm" svg:y="3.98cm" svg:viewBox="0 0 5244 1634" draw:points="5244,914 2002,0 0,1634">
          <text:p/>
        </draw:polyline>
        <draw:polyline draw:style-name="gr9" draw:text-style-name="P3" draw:layer="layout" svg:width="5.294cm" svg:height="1.603cm" svg:x="16.454cm" svg:y="3.403cm" svg:viewBox="0 0 5295 1604" draw:points="5295,897 2021,0 0,1604">
          <text:p/>
        </draw:polyline>
        <draw:polyline draw:style-name="gr9" draw:text-style-name="P3" draw:layer="layout" svg:width="5.348cm" svg:height="1.573cm" svg:x="16.426cm" svg:y="2.814cm" svg:viewBox="0 0 5349 1574" draw:points="5349,879 2043,0 0,1574">
          <text:p/>
        </draw:polyline>
        <draw:polyline draw:style-name="gr9" draw:text-style-name="P3" draw:layer="layout" svg:width="5.401cm" svg:height="1.542cm" svg:x="16.399cm" svg:y="2.214cm" svg:viewBox="0 0 5402 1543" draw:points="5402,862 2064,0 0,1543">
          <text:p/>
        </draw:polyline>
        <draw:polyline draw:style-name="gr9" draw:text-style-name="P3" draw:layer="layout" svg:width="5.456cm" svg:height="1.508cm" svg:x="16.37cm" svg:y="1.603cm" svg:viewBox="0 0 5457 1509" draw:points="5457,843 2086,0 0,1509">
          <text:p/>
        </draw:polyline>
        <draw:polyline draw:style-name="gr9" draw:text-style-name="P3" draw:layer="layout" svg:width="5.512cm" svg:height="1.473cm" svg:x="16.341cm" svg:y="0.98cm" svg:viewBox="0 0 5513 1474" draw:points="5513,822 2109,0 0,1474">
          <text:p/>
        </draw:polyline>
        <draw:line draw:style-name="gr8" draw:text-style-name="P3" draw:layer="layout" svg:x1="21.696cm" svg:y1="4.885cm" svg:x2="21.778cm" svg:y2="4.909cm">
          <text:p/>
        </draw:line>
        <draw:frame draw:style-name="gr10" draw:text-style-name="P7" draw:layer="layout" svg:width="0.705cm" svg:height="0.788cm" svg:x="21.389cm" svg:y="4.99cm">
          <draw:text-box>
            <text:p text:style-name="P6"><text:span text:style-name="T1">B</text:span></text:p>
          </draw:text-box>
        </draw:frame>
        <draw:line draw:style-name="gr8" draw:text-style-name="P3" draw:layer="layout" svg:x1="21.721cm" svg:y1="4.291cm" svg:x2="21.804cm" svg:y2="4.315cm">
          <text:p/>
        </draw:line>
        <draw:line draw:style-name="gr8" draw:text-style-name="P3" draw:layer="layout" svg:x1="21.746cm" svg:y1="3.686cm" svg:x2="21.83cm" svg:y2="3.709cm">
          <text:p/>
        </draw:line>
        <draw:line draw:style-name="gr8" draw:text-style-name="P3" draw:layer="layout" svg:x1="21.772cm" svg:y1="3.068cm" svg:x2="21.856cm" svg:y2="3.091cm">
          <text:p/>
        </draw:line>
        <draw:line draw:style-name="gr8" draw:text-style-name="P3" draw:layer="layout" svg:x1="21.798cm" svg:y1="2.438cm" svg:x2="21.884cm" svg:y2="2.46cm">
          <text:p/>
        </draw:line>
        <draw:line draw:style-name="gr8" draw:text-style-name="P3" draw:layer="layout" svg:x1="21.825cm" svg:y1="1.795cm" svg:x2="21.911cm" svg:y2="1.817cm">
          <text:p/>
        </draw:line>
        <draw:frame draw:style-name="gr10" draw:text-style-name="P7" draw:layer="layout" svg:width="0.984cm" svg:height="0.788cm" svg:x="21.745cm" svg:y="4.465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809cm" svg:height="0.241cm" svg:x="18.387cm" svg:y="4.115cm" svg:viewBox="0 0 810 242" draw:points="0,11 810,242 810,230 0,0">
          <text:p/>
        </draw:polygon>
        <draw:polygon draw:style-name="gr12" draw:text-style-name="P9" draw:layer="layout" svg:width="0.49cm" svg:height="0.412cm" svg:x="17.897cm" svg:y="4.115cm" svg:viewBox="0 0 491 413" draw:points="0,413 491,11 491,0 0,401">
          <text:p/>
        </draw:polygon>
        <draw:polygon draw:style-name="gr13" draw:text-style-name="P10" draw:layer="layout" svg:width="1.299cm" svg:height="0.639cm" svg:x="17.897cm" svg:y="4.126cm" svg:viewBox="0 0 1300 640" draw:points="0,402 819,640 1300,231 490,0">
          <text:p/>
        </draw:polygon>
        <draw:polygon draw:style-name="gr13" draw:text-style-name="P10" draw:layer="layout" svg:width="1.299cm" svg:height="0.638cm" svg:x="17.897cm" svg:y="4.115cm" svg:viewBox="0 0 1300 639" draw:points="0,401 819,639 1300,230 490,0">
          <text:p/>
        </draw:polygon>
        <draw:polygon draw:style-name="gr12" draw:text-style-name="P9" draw:layer="layout" svg:width="0.48cm" svg:height="0.421cm" svg:x="18.716cm" svg:y="4.344cm" svg:viewBox="0 0 481 422" draw:points="0,422 481,12 481,0 0,410">
          <text:p/>
        </draw:polygon>
        <draw:polygon draw:style-name="gr11" draw:text-style-name="P8" draw:layer="layout" svg:width="0.819cm" svg:height="0.25cm" svg:x="17.897cm" svg:y="4.515cm" svg:viewBox="0 0 820 251" draw:points="0,12 820,251 820,239 0,0">
          <text:p/>
        </draw:polygon>
        <draw:polygon draw:style-name="gr11" draw:text-style-name="P8" draw:layer="layout" svg:width="0.825cm" svg:height="0.444cm" svg:x="17.768cm" svg:y="4.426cm" svg:viewBox="0 0 826 445" draw:points="4,203 826,445 824,240 0,0">
          <text:p/>
        </draw:polygon>
        <draw:polygon draw:style-name="gr12" draw:text-style-name="P9" draw:layer="layout" svg:width="0.52cm" svg:height="0.624cm" svg:x="17.252cm" svg:y="4.426cm" svg:viewBox="0 0 521 625" draw:points="7,625 521,203 517,0 0,418">
          <text:p/>
        </draw:polygon>
        <draw:polygon draw:style-name="gr13" draw:text-style-name="P10" draw:layer="layout" svg:width="1.334cm" svg:height="0.671cm" svg:x="17.259cm" svg:y="4.629cm" svg:viewBox="0 0 1335 672" draw:points="0,422 832,672 1335,241 513,0">
          <text:p/>
        </draw:polygon>
        <draw:polygon draw:style-name="gr13" draw:text-style-name="P10" draw:layer="layout" svg:width="1.339cm" svg:height="0.666cm" svg:x="17.252cm" svg:y="4.426cm" svg:viewBox="0 0 1340 667" draw:points="0,417 836,667 1340,239 516,0">
          <text:p/>
        </draw:polygon>
        <draw:polygon draw:style-name="gr12" draw:text-style-name="P9" draw:layer="layout" svg:width="0.506cm" svg:height="0.635cm" svg:x="18.087cm" svg:y="4.665cm" svg:viewBox="0 0 507 636" draw:points="3,636 507,206 505,0 0,428">
          <text:p/>
        </draw:polygon>
        <draw:polygon draw:style-name="gr11" draw:text-style-name="P8" draw:layer="layout" svg:width="0.838cm" svg:height="0.457cm" svg:x="17.252cm" svg:y="4.843cm" svg:viewBox="0 0 839 458" draw:points="7,207 839,458 836,249 0,0">
          <text:p/>
        </draw:polygon>
        <draw:polygon draw:style-name="gr13" draw:text-style-name="P10" draw:layer="layout" svg:width="1.373cm" svg:height="0.704cm" svg:x="16.588cm" svg:y="5.157cm" svg:viewBox="0 0 1374 705" draw:points="0,442 846,705 1374,254 539,0">
          <text:p/>
        </draw:polygon>
        <draw:polygon draw:style-name="gr11" draw:text-style-name="P8" draw:layer="layout" svg:width="0.929cm" svg:height="3.129cm" svg:x="17.032cm" svg:y="2.281cm" svg:viewBox="0 0 930 3130" draw:points="95,2877 930,3130 874,230 0,0">
          <text:p/>
        </draw:polygon>
        <draw:polygon draw:style-name="gr12" draw:text-style-name="P9" draw:layer="layout" svg:width="0.661cm" svg:height="3.317cm" svg:x="16.466cm" svg:y="2.281cm" svg:viewBox="0 0 662 3318" draw:points="122,3318 662,2877 567,0 0,402">
          <text:p/>
        </draw:polygon>
        <draw:polygon draw:style-name="gr12" draw:text-style-name="P9" draw:layer="layout" svg:width="0.611cm" svg:height="3.35cm" svg:x="17.35cm" svg:y="2.511cm" svg:viewBox="0 0 612 3351" draw:points="84,3351 612,2900 556,0 0,413">
          <text:p/>
        </draw:polygon>
        <draw:polygon draw:style-name="gr11" draw:text-style-name="P8" draw:layer="layout" svg:width="0.967cm" svg:height="3.178cm" svg:x="16.466cm" svg:y="2.683cm" svg:viewBox="0 0 968 3179" draw:points="122,2916 968,3179 885,241 0,0">
          <text:p/>
        </draw:polygon>
        <draw:polygon draw:style-name="gr13" draw:text-style-name="P10" draw:layer="layout" svg:width="1.439cm" svg:height="0.643cm" svg:x="16.466cm" svg:y="2.281cm" svg:viewBox="0 0 1440 644" draw:points="0,402 885,644 1440,230 567,0">
          <text:p/>
        </draw:polygon>
        <draw:polygon draw:style-name="gr14" draw:text-style-name="P11" draw:layer="layout" svg:width="0.831cm" svg:height="0.254cm" svg:x="19.4cm" svg:y="4.396cm" svg:viewBox="0 0 832 255" draw:points="0,18 832,255 832,237 0,0">
          <text:p/>
        </draw:polygon>
        <draw:polygon draw:style-name="gr15" draw:text-style-name="P12" draw:layer="layout" svg:width="0.477cm" svg:height="0.43cm" svg:x="18.923cm" svg:y="4.396cm" svg:viewBox="0 0 478 431" draw:points="0,431 478,18 478,0 0,413">
          <text:p/>
        </draw:polygon>
        <draw:polygon draw:style-name="gr16" draw:text-style-name="P13" draw:layer="layout" svg:width="1.308cm" svg:height="0.657cm" svg:x="18.923cm" svg:y="4.414cm" svg:viewBox="0 0 1309 658" draw:points="0,412 843,658 1309,236 478,0">
          <text:p/>
        </draw:polygon>
        <draw:polygon draw:style-name="gr16" draw:text-style-name="P13" draw:layer="layout" svg:width="1.308cm" svg:height="0.657cm" svg:x="18.923cm" svg:y="4.396cm" svg:viewBox="0 0 1309 658" draw:points="0,412 843,658 1309,236 478,0">
          <text:p/>
        </draw:polygon>
        <draw:polygon draw:style-name="gr15" draw:text-style-name="P12" draw:layer="layout" svg:width="0.466cm" svg:height="0.439cm" svg:x="19.765cm" svg:y="4.632cm" svg:viewBox="0 0 467 440" draw:points="0,440 467,18 467,0 0,422">
          <text:p/>
        </draw:polygon>
        <draw:polygon draw:style-name="gr14" draw:text-style-name="P11" draw:layer="layout" svg:width="0.842cm" svg:height="0.263cm" svg:x="18.923cm" svg:y="4.808cm" svg:viewBox="0 0 843 264" draw:points="0,18 843,264 843,246 0,0">
          <text:p/>
        </draw:polygon>
        <draw:polygon draw:style-name="gr16" draw:text-style-name="P13" draw:layer="layout" svg:width="1.345cm" svg:height="0.689cm" svg:x="18.301cm" svg:y="4.931cm" svg:viewBox="0 0 1346 690" draw:points="0,433 855,690 1346,248 500,0">
          <text:p/>
        </draw:polygon>
        <draw:polygon draw:style-name="gr14" draw:text-style-name="P11" draw:layer="layout" svg:width="0.883cm" svg:height="3.025cm" svg:x="18.786cm" svg:y="2.153cm" svg:viewBox="0 0 884 3026" draw:points="15,2779 861,3026 884,226 0,0">
          <text:p/>
        </draw:polygon>
        <draw:polygon draw:style-name="gr14" draw:text-style-name="P11" draw:layer="layout" svg:width="0.863cm" svg:height="0.535cm" svg:x="18.168cm" svg:y="5.198cm" svg:viewBox="0 0 864 536" draw:points="5,276 864,536 863,257 0,0">
          <text:p/>
        </draw:polygon>
        <draw:polygon draw:style-name="gr15" draw:text-style-name="P12" draw:layer="layout" svg:width="0.539cm" svg:height="3.21cm" svg:x="18.262cm" svg:y="2.153cm" svg:viewBox="0 0 540 3211" draw:points="39,3211 540,2779 525,0 0,395">
          <text:p/>
        </draw:polygon>
        <draw:polygon draw:style-name="gr15" draw:text-style-name="P12" draw:layer="layout" svg:width="0.533cm" svg:height="0.729cm" svg:x="17.64cm" svg:y="5.198cm" svg:viewBox="0 0 534 730" draw:points="7,730 534,277 529,0 0,451">
          <text:p/>
        </draw:polygon>
        <draw:polygon draw:style-name="gr16" draw:text-style-name="P13" draw:layer="layout" svg:width="1.384cm" svg:height="0.724cm" svg:x="17.647cm" svg:y="5.474cm" svg:viewBox="0 0 1385 725" draw:points="0,453 869,725 1385,259 526,0">
          <text:p/>
        </draw:polygon>
        <draw:polygon draw:style-name="gr15" draw:text-style-name="P12" draw:layer="layout" svg:width="0.513cm" svg:height="3.241cm" svg:x="19.156cm" svg:y="2.379cm" svg:viewBox="0 0 514 3242" draw:points="0,3242 491,2800 514,0 1,405">
          <text:p/>
        </draw:polygon>
        <draw:polygon draw:style-name="gr16" draw:text-style-name="P13" draw:layer="layout" svg:width="1.39cm" svg:height="0.718cm" svg:x="17.64cm" svg:y="5.198cm" svg:viewBox="0 0 1391 719" draw:points="0,451 873,719 1391,258 528,0">
          <text:p/>
        </draw:polygon>
        <draw:polygon draw:style-name="gr14" draw:text-style-name="P11" draw:layer="layout" svg:width="0.895cm" svg:height="3.072cm" svg:x="18.262cm" svg:y="2.548cm" svg:viewBox="0 0 896 3073" draw:points="39,2816 895,3073 896,236 0,0">
          <text:p/>
        </draw:polygon>
        <draw:polygon draw:style-name="gr15" draw:text-style-name="P12" draw:layer="layout" svg:width="0.518cm" svg:height="0.743cm" svg:x="18.513cm" svg:y="5.455cm" svg:viewBox="0 0 519 744" draw:points="3,744 519,279 518,0 0,462">
          <text:p/>
        </draw:polygon>
        <draw:polygon draw:style-name="gr14" draw:text-style-name="P11" draw:layer="layout" svg:width="0.876cm" svg:height="0.55cm" svg:x="17.64cm" svg:y="5.648cm" svg:viewBox="0 0 877 551" draw:points="7,280 877,551 874,269 0,0">
          <text:p/>
        </draw:polygon>
        <draw:polygon draw:style-name="gr16" draw:text-style-name="P13" draw:layer="layout" svg:width="1.407cm" svg:height="0.631cm" svg:x="18.262cm" svg:y="2.153cm" svg:viewBox="0 0 1408 632" draw:points="0,396 896,632 1408,227 524,0">
          <text:p/>
        </draw:polygon>
        <draw:polygon draw:style-name="gr17" draw:text-style-name="P14" draw:layer="layout" svg:width="1.318cm" svg:height="0.676cm" svg:x="19.978cm" svg:y="4.709cm" svg:viewBox="0 0 1319 677" draw:points="0,425 867,677 1319,243 465,0">
          <text:p/>
        </draw:polygon>
        <draw:polygon draw:style-name="gr18" draw:text-style-name="P15" draw:layer="layout" svg:width="0.935cm" svg:height="2.533cm" svg:x="20.442cm" svg:y="2.419cm" svg:viewBox="0 0 936 2534" draw:points="0,2291 855,2534 936,225 48,0">
          <text:p/>
        </draw:polygon>
        <draw:polygon draw:style-name="gr19" draw:text-style-name="P16" draw:layer="layout" svg:width="0.512cm" svg:height="2.714cm" svg:x="19.978cm" svg:y="2.419cm" svg:viewBox="0 0 513 2715" draw:points="0,2715 465,2291 513,0 32,393">
          <text:p/>
        </draw:polygon>
        <draw:polygon draw:style-name="gr18" draw:text-style-name="P15" draw:layer="layout" svg:width="0.875cm" svg:height="0.523cm" svg:x="19.86cm" svg:y="4.972cm" svg:viewBox="0 0 876 524" draw:points="0,269 869,524 876,252 3,0">
          <text:p/>
        </draw:polygon>
        <draw:polygon draw:style-name="gr19" draw:text-style-name="P16" draw:layer="layout" svg:width="0.49cm" svg:height="0.713cm" svg:x="19.373cm" svg:y="4.972cm" svg:viewBox="0 0 491 714" draw:points="0,714 488,269 491,0 1,442">
          <text:p/>
        </draw:polygon>
        <draw:polygon draw:style-name="gr19" draw:text-style-name="P16" draw:layer="layout" svg:width="0.533cm" svg:height="2.741cm" svg:x="20.844cm" svg:y="2.644cm" svg:viewBox="0 0 534 2742" draw:points="0,2742 453,2309 534,0 65,402">
          <text:p/>
        </draw:polygon>
        <draw:polygon draw:style-name="gr17" draw:text-style-name="P14" draw:layer="layout" svg:width="1.355cm" svg:height="0.709cm" svg:x="19.373cm" svg:y="5.241cm" svg:viewBox="0 0 1356 710" draw:points="0,445 881,710 1356,255 488,0">
          <text:p/>
        </draw:polygon>
        <draw:polygon draw:style-name="gr18" draw:text-style-name="P15" draw:layer="layout" svg:width="0.931cm" svg:height="2.573cm" svg:x="19.978cm" svg:y="2.812cm" svg:viewBox="0 0 932 2574" draw:points="0,2322 867,2574 932,234 33,0">
          <text:p/>
        </draw:polygon>
        <draw:polygon draw:style-name="gr17" draw:text-style-name="P14" draw:layer="layout" svg:width="1.361cm" svg:height="0.704cm" svg:x="19.374cm" svg:y="4.972cm" svg:viewBox="0 0 1362 705" draw:points="0,442 885,705 1362,252 490,0">
          <text:p/>
        </draw:polygon>
        <draw:polygon draw:style-name="gr19" draw:text-style-name="P16" draw:layer="layout" svg:width="0.482cm" svg:height="0.726cm" svg:x="20.253cm" svg:y="5.224cm" svg:viewBox="0 0 483 727" draw:points="0,727 476,272 483,0 5,453">
          <text:p/>
        </draw:polygon>
        <draw:polygon draw:style-name="gr18" draw:text-style-name="P15" draw:layer="layout" svg:width="0.885cm" svg:height="0.537cm" svg:x="19.373cm" svg:y="5.413cm" svg:viewBox="0 0 886 538" draw:points="0,273 881,538 886,264 1,0">
          <text:p/>
        </draw:polygon>
        <draw:polygon draw:style-name="gr17" draw:text-style-name="P14" draw:layer="layout" svg:width="1.367cm" svg:height="0.627cm" svg:x="20.01cm" svg:y="2.419cm" svg:viewBox="0 0 1368 628" draw:points="0,393 899,628 1368,225 480,0">
          <text:p/>
        </draw:polygon>
        <draw:polygon draw:style-name="gr18" draw:text-style-name="P15" draw:layer="layout" svg:width="0.891cm" svg:height="0.74cm" svg:x="19.248cm" svg:y="5.327cm" svg:viewBox="0 0 892 741" draw:points="0,473 884,741 892,265 1,0">
          <text:p/>
        </draw:polygon>
        <draw:polygon draw:style-name="gr19" draw:text-style-name="P16" draw:layer="layout" svg:width="0.515cm" svg:height="0.939cm" svg:x="18.734cm" svg:y="5.327cm" svg:viewBox="0 0 516 940" draw:points="3,940 515,472 516,0 0,461">
          <text:p/>
        </draw:polygon>
        <draw:polygon draw:style-name="gr17" draw:text-style-name="P14" draw:layer="layout" svg:width="1.394cm" svg:height="0.746cm" svg:x="18.737cm" svg:y="5.799cm" svg:viewBox="0 0 1395 747" draw:points="0,467 896,747 1395,268 512,0">
          <text:p/>
        </draw:polygon>
        <draw:polygon draw:style-name="gr17" draw:text-style-name="P14" draw:layer="layout" svg:width="1.405cm" svg:height="0.736cm" svg:x="18.734cm" svg:y="5.327cm" svg:viewBox="0 0 1406 737" draw:points="0,462 903,737 1406,265 516,0">
          <text:p/>
        </draw:polygon>
        <draw:polygon draw:style-name="gr19" draw:text-style-name="P16" draw:layer="layout" svg:width="0.507cm" svg:height="0.954cm" svg:x="19.632cm" svg:y="5.591cm" svg:viewBox="0 0 508 955" draw:points="0,955 500,476 508,0 4,472">
          <text:p/>
        </draw:polygon>
        <draw:polygon draw:style-name="gr18" draw:text-style-name="P15" draw:layer="layout" svg:width="0.902cm" svg:height="0.757cm" svg:x="18.734cm" svg:y="5.788cm" svg:viewBox="0 0 903 758" draw:points="3,478 899,758 903,275 0,0">
          <text:p/>
        </draw:polygon>
        <draw:polygon draw:style-name="gr1" draw:text-style-name="P1" draw:layer="layout" svg:width="6.985cm" svg:height="6.672cm" svg:x="23.101cm" svg:y="0.478cm" svg:viewBox="0 0 6986 6673" draw:points="0,6673 6986,6673 6986,0 0,0">
          <text:p/>
        </draw:polygon>
        <draw:polygon draw:style-name="gr2" draw:text-style-name="P2" draw:layer="layout" svg:width="2.144cm" svg:height="4.761cm" svg:x="23.882cm" svg:y="0.914cm" svg:viewBox="0 0 2145 4762" draw:points="145,4762 2145,3127 2112,0 0,1471">
          <text:p/>
        </draw:polygon>
        <draw:polyline draw:style-name="gr3" draw:text-style-name="P3" draw:layer="layout" svg:width="2.144cm" svg:height="4.761cm" svg:x="23.882cm" svg:y="0.914cm" svg:viewBox="0 0 2145 4762" draw:points="145,4762 2145,3127 2112,0 0,1471">
          <text:p/>
        </draw:polyline>
        <draw:polygon draw:style-name="gr4" draw:text-style-name="P4" draw:layer="layout" svg:width="3.407cm" svg:height="4.04cm" svg:x="25.993cm" svg:y="0.914cm" svg:viewBox="0 0 3408 4041" draw:points="33,3127 3272,4041 3408,821 0,0">
          <text:p/>
        </draw:polygon>
        <draw:polyline draw:style-name="gr5" draw:text-style-name="P3" draw:layer="layout" svg:width="3.407cm" svg:height="4.04cm" svg:x="25.993cm" svg:y="0.914cm" svg:viewBox="0 0 3408 4041" draw:points="33,3127 3272,4041 3408,821 0,0">
          <text:p/>
        </draw:polyline>
        <draw:polygon draw:style-name="gr6" draw:text-style-name="P5" draw:layer="layout" svg:width="5.237cm" svg:height="2.7cm" svg:x="24.027cm" svg:y="4.04cm" svg:viewBox="0 0 5238 2701" draw:points="0,1636 3407,2701 5238,915 1999,0">
          <text:p/>
        </draw:polygon>
        <draw:polyline draw:style-name="gr7" draw:text-style-name="P3" draw:layer="layout" svg:width="5.237cm" svg:height="2.7cm" svg:x="24.027cm" svg:y="4.04cm" svg:viewBox="0 0 5238 2701" draw:points="0,1636 3407,2701 5238,915 1999,0">
          <text:p/>
        </draw:polyline>
        <draw:line draw:style-name="gr8" draw:text-style-name="P3" draw:layer="layout" svg:x1="24.027cm" svg:y1="5.675cm" svg:x2="27.435cm" svg:y2="6.741cm">
          <text:p/>
        </draw:line>
        <draw:polyline draw:style-name="gr9" draw:text-style-name="P3" draw:layer="layout" svg:width="1.972cm" svg:height="4.803cm" svg:x="24.617cm" svg:y="1.057cm" svg:viewBox="0 0 1973 4804" draw:points="0,4804 1973,3143 1968,0">
          <text:p/>
        </draw:polyline>
        <draw:polyline draw:style-name="gr9" draw:text-style-name="P3" draw:layer="layout" svg:width="1.967cm" svg:height="4.881cm" svg:x="25.691cm" svg:y="1.315cm" svg:viewBox="0 0 1968 4882" draw:points="0,4882 1921,3173 1968,0">
          <text:p/>
        </draw:polyline>
        <draw:polyline draw:style-name="gr9" draw:text-style-name="P3" draw:layer="layout" svg:width="1.967cm" svg:height="4.96cm" svg:x="26.797cm" svg:y="1.581cm" svg:viewBox="0 0 1968 4961" draw:points="0,4961 1865,3204 1968,0">
          <text:p/>
        </draw:polyline>
        <draw:line draw:style-name="gr8" draw:text-style-name="P3" draw:layer="layout" svg:x1="24.635cm" svg:y1="5.846cm" svg:x2="24.583cm" svg:y2="5.89cm">
          <text:p/>
        </draw:line>
        <draw:frame draw:style-name="gr10" draw:text-style-name="P7" draw:layer="layout" svg:width="0.984cm" svg:height="0.788cm" svg:x="21.89cm" svg:y="1.379cm">
          <draw:text-box>
            <text:p text:style-name="P6"><text:span text:style-name="T1">1.0</text:span></text:p>
          </draw:text-box>
        </draw:frame>
        <draw:line draw:style-name="gr8" draw:text-style-name="P3" draw:layer="layout" svg:x1="25.709cm" svg:y1="6.181cm" svg:x2="25.658cm" svg:y2="6.226cm">
          <text:p/>
        </draw:line>
        <draw:frame draw:style-name="gr10" draw:text-style-name="P7" draw:layer="layout" svg:width="0.705cm" svg:height="0.788cm" svg:x="24.406cm" svg:y="5.721cm">
          <draw:text-box>
            <text:p text:style-name="P6"><text:span text:style-name="T1">I</text:span></text:p>
          </draw:text-box>
        </draw:frame>
        <draw:line draw:style-name="gr8" draw:text-style-name="P3" draw:layer="layout" svg:x1="26.815cm" svg:y1="6.526cm" svg:x2="26.765cm" svg:y2="6.573cm">
          <text:p/>
        </draw:line>
        <draw:frame draw:style-name="gr10" draw:text-style-name="P7" draw:layer="layout" svg:width="0.705cm" svg:height="0.788cm" svg:x="25.393cm" svg:y="6.059cm">
          <draw:text-box>
            <text:p text:style-name="P6"><text:span text:style-name="T1">O</text:span></text:p>
          </draw:text-box>
        </draw:frame>
        <draw:line draw:style-name="gr8" draw:text-style-name="P3" draw:layer="layout" svg:x1="29.265cm" svg:y1="4.954cm" svg:x2="27.434cm" svg:y2="6.741cm">
          <text:p/>
        </draw:line>
        <draw:polyline draw:style-name="gr9" draw:text-style-name="P3" draw:layer="layout" svg:width="3.498cm" svg:height="4.296cm" svg:x="24.287cm" svg:y="2.102cm" svg:viewBox="0 0 3499 4297" draw:points="0,0 122,3262 3499,4297">
          <text:p/>
        </draw:polyline>
        <draw:polyline draw:style-name="gr9" draw:text-style-name="P3" draw:layer="layout" svg:width="3.406cm" svg:height="4.193cm" svg:x="24.979cm" svg:y="1.62cm" svg:viewBox="0 0 3407 4194" draw:points="0,0 85,3208 3407,4194">
          <text:p/>
        </draw:polyline>
        <draw:polyline draw:style-name="gr9" draw:text-style-name="P3" draw:layer="layout" svg:width="3.318cm" svg:height="4.094cm" svg:x="25.637cm" svg:y="1.162cm" svg:viewBox="0 0 3319 4095" draw:points="0,0 51,3156 3319,4095">
          <text:p/>
        </draw:polyline>
        <draw:line draw:style-name="gr8" draw:text-style-name="P3" draw:layer="layout" svg:x1="27.757cm" svg:y1="6.389cm" svg:x2="27.843cm" svg:y2="6.416cm">
          <text:p/>
        </draw:line>
        <draw:frame draw:style-name="gr10" draw:text-style-name="P7" draw:layer="layout" svg:width="0.705cm" svg:height="0.788cm" svg:x="26.517cm" svg:y="6.407cm">
          <draw:text-box>
            <text:p text:style-name="P6"><text:span text:style-name="T1">B</text:span></text:p>
          </draw:text-box>
        </draw:frame>
        <draw:line draw:style-name="gr8" draw:text-style-name="P3" draw:layer="layout" svg:x1="28.357cm" svg:y1="5.804cm" svg:x2="28.441cm" svg:y2="5.83cm">
          <text:p/>
        </draw:line>
        <draw:frame draw:style-name="gr10" draw:text-style-name="P7" draw:layer="layout" svg:width="0.705cm" svg:height="0.788cm" svg:x="27.837cm" svg:y="6.138cm">
          <draw:text-box>
            <text:p text:style-name="P6"><text:span text:style-name="T1">I</text:span></text:p>
          </draw:text-box>
        </draw:frame>
        <draw:line draw:style-name="gr8" draw:text-style-name="P3" draw:layer="layout" svg:x1="28.928cm" svg:y1="5.248cm" svg:x2="29.011cm" svg:y2="5.272cm">
          <text:p/>
        </draw:line>
        <draw:frame draw:style-name="gr10" draw:text-style-name="P7" draw:layer="layout" svg:width="0.705cm" svg:height="0.788cm" svg:x="28.347cm" svg:y="5.55cm">
          <draw:text-box>
            <text:p text:style-name="P6"><text:span text:style-name="T1">O</text:span></text:p>
          </draw:text-box>
        </draw:frame>
        <draw:line draw:style-name="gr8" draw:text-style-name="P3" draw:layer="layout" svg:x1="29.264cm" svg:y1="4.955cm" svg:x2="29.401cm" svg:y2="1.735cm">
          <text:p/>
        </draw:line>
        <draw:polyline draw:style-name="gr9" draw:text-style-name="P3" draw:layer="layout" svg:width="5.243cm" svg:height="1.633cm" svg:x="24.024cm" svg:y="3.98cm" svg:viewBox="0 0 5244 1634" draw:points="5244,914 2001,0 0,1634">
          <text:p/>
        </draw:polyline>
        <draw:polyline draw:style-name="gr9" draw:text-style-name="P3" draw:layer="layout" svg:width="5.295cm" svg:height="1.603cm" svg:x="23.997cm" svg:y="3.403cm" svg:viewBox="0 0 5296 1604" draw:points="5296,897 2022,0 0,1604">
          <text:p/>
        </draw:polyline>
        <draw:polyline draw:style-name="gr9" draw:text-style-name="P3" draw:layer="layout" svg:width="5.347cm" svg:height="1.573cm" svg:x="23.97cm" svg:y="2.814cm" svg:viewBox="0 0 5348 1574" draw:points="5348,879 2044,0 0,1574">
          <text:p/>
        </draw:polyline>
        <draw:polyline draw:style-name="gr9" draw:text-style-name="P3" draw:layer="layout" svg:width="5.401cm" svg:height="1.542cm" svg:x="23.942cm" svg:y="2.214cm" svg:viewBox="0 0 5402 1543" draw:points="5402,862 2065,0 0,1543">
          <text:p/>
        </draw:polyline>
        <draw:polyline draw:style-name="gr9" draw:text-style-name="P3" draw:layer="layout" svg:width="5.456cm" svg:height="1.508cm" svg:x="23.914cm" svg:y="1.603cm" svg:viewBox="0 0 5457 1509" draw:points="5457,843 2087,0 0,1509">
          <text:p/>
        </draw:polyline>
        <draw:polyline draw:style-name="gr9" draw:text-style-name="P3" draw:layer="layout" svg:width="5.512cm" svg:height="1.473cm" svg:x="23.885cm" svg:y="0.98cm" svg:viewBox="0 0 5513 1474" draw:points="5513,822 2109,0 0,1474">
          <text:p/>
        </draw:polyline>
        <draw:line draw:style-name="gr8" draw:text-style-name="P3" draw:layer="layout" svg:x1="29.24cm" svg:y1="4.885cm" svg:x2="29.322cm" svg:y2="4.909cm">
          <text:p/>
        </draw:line>
        <draw:frame draw:style-name="gr10" draw:text-style-name="P7" draw:layer="layout" svg:width="0.705cm" svg:height="0.788cm" svg:x="28.933cm" svg:y="4.99cm">
          <draw:text-box>
            <text:p text:style-name="P6"><text:span text:style-name="T1">B</text:span></text:p>
          </draw:text-box>
        </draw:frame>
        <draw:line draw:style-name="gr8" draw:text-style-name="P3" draw:layer="layout" svg:x1="29.265cm" svg:y1="4.291cm" svg:x2="29.348cm" svg:y2="4.315cm">
          <text:p/>
        </draw:line>
        <draw:line draw:style-name="gr8" draw:text-style-name="P3" draw:layer="layout" svg:x1="29.29cm" svg:y1="3.686cm" svg:x2="29.374cm" svg:y2="3.709cm">
          <text:p/>
        </draw:line>
        <draw:line draw:style-name="gr8" draw:text-style-name="P3" draw:layer="layout" svg:x1="29.316cm" svg:y1="3.068cm" svg:x2="29.4cm" svg:y2="3.091cm">
          <text:p/>
        </draw:line>
        <draw:line draw:style-name="gr8" draw:text-style-name="P3" draw:layer="layout" svg:x1="29.342cm" svg:y1="2.438cm" svg:x2="29.427cm" svg:y2="2.46cm">
          <text:p/>
        </draw:line>
        <draw:line draw:style-name="gr8" draw:text-style-name="P3" draw:layer="layout" svg:x1="29.369cm" svg:y1="1.795cm" svg:x2="29.455cm" svg:y2="1.817cm">
          <text:p/>
        </draw:line>
        <draw:frame draw:style-name="gr10" draw:text-style-name="P7" draw:layer="layout" svg:width="0.984cm" svg:height="0.788cm" svg:x="29.288cm" svg:y="4.465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808cm" svg:height="0.245cm" svg:x="25.931cm" svg:y="4.111cm" svg:viewBox="0 0 809 246" draw:points="0,15 809,246 809,230 0,0">
          <text:p/>
        </draw:polygon>
        <draw:polygon draw:style-name="gr12" draw:text-style-name="P9" draw:layer="layout" svg:width="0.49cm" svg:height="0.416cm" svg:x="25.441cm" svg:y="4.111cm" svg:viewBox="0 0 491 417" draw:points="0,417 491,15 491,0 0,401">
          <text:p/>
        </draw:polygon>
        <draw:polygon draw:style-name="gr13" draw:text-style-name="P10" draw:layer="layout" svg:width="1.298cm" svg:height="0.639cm" svg:x="25.441cm" svg:y="4.126cm" svg:viewBox="0 0 1299 640" draw:points="0,402 819,640 1299,231 490,0">
          <text:p/>
        </draw:polygon>
        <draw:polygon draw:style-name="gr13" draw:text-style-name="P10" draw:layer="layout" svg:width="1.298cm" svg:height="0.639cm" svg:x="25.441cm" svg:y="4.111cm" svg:viewBox="0 0 1299 640" draw:points="0,401 819,640 1299,230 490,0">
          <text:p/>
        </draw:polygon>
        <draw:polygon draw:style-name="gr12" draw:text-style-name="P9" draw:layer="layout" svg:width="0.479cm" svg:height="0.425cm" svg:x="26.26cm" svg:y="4.34cm" svg:viewBox="0 0 480 426" draw:points="0,426 480,16 480,0 0,411">
          <text:p/>
        </draw:polygon>
        <draw:polygon draw:style-name="gr11" draw:text-style-name="P8" draw:layer="layout" svg:width="0.819cm" svg:height="0.254cm" svg:x="25.441cm" svg:y="4.511cm" svg:viewBox="0 0 820 255" draw:points="0,16 820,255 820,240 0,0">
          <text:p/>
        </draw:polygon>
        <draw:polygon draw:style-name="gr13" draw:text-style-name="P10" draw:layer="layout" svg:width="1.334cm" svg:height="0.671cm" svg:x="24.803cm" svg:y="4.629cm" svg:viewBox="0 0 1335 672" draw:points="0,422 831,672 1335,241 513,0">
          <text:p/>
        </draw:polygon>
        <draw:polygon draw:style-name="gr11" draw:text-style-name="P8" draw:layer="layout" svg:width="0.851cm" svg:height="1.56cm" svg:x="25.286cm" svg:y="3.31cm" svg:viewBox="0 0 852 1561" draw:points="30,1320 852,1561 840,231 0,0">
          <text:p/>
        </draw:polygon>
        <draw:polygon draw:style-name="gr12" draw:text-style-name="P9" draw:layer="layout" svg:width="0.555cm" svg:height="1.74cm" svg:x="24.761cm" svg:y="3.31cm" svg:viewBox="0 0 556 1741" draw:points="42,1741 556,1320 526,0 0,403">
          <text:p/>
        </draw:polygon>
        <draw:polygon draw:style-name="gr12" draw:text-style-name="P9" draw:layer="layout" svg:width="0.526cm" svg:height="1.759cm" svg:x="25.611cm" svg:y="3.541cm" svg:viewBox="0 0 527 1760" draw:points="23,1760 527,1330 515,0 0,412">
          <text:p/>
        </draw:polygon>
        <draw:polygon draw:style-name="gr11" draw:text-style-name="P8" draw:layer="layout" svg:width="0.873cm" svg:height="1.587cm" svg:x="24.761cm" svg:y="3.713cm" svg:viewBox="0 0 874 1588" draw:points="42,1338 874,1588 851,240 0,0">
          <text:p/>
        </draw:polygon>
        <draw:polygon draw:style-name="gr13" draw:text-style-name="P10" draw:layer="layout" svg:width="1.364cm" svg:height="0.643cm" svg:x="24.761cm" svg:y="3.31cm" svg:viewBox="0 0 1365 644" draw:points="0,404 851,644 1365,232 526,0">
          <text:p/>
        </draw:polygon>
        <draw:polygon draw:style-name="gr13" draw:text-style-name="P10" draw:layer="layout" svg:width="1.373cm" svg:height="0.704cm" svg:x="24.132cm" svg:y="5.157cm" svg:viewBox="0 0 1374 705" draw:points="0,442 845,705 1374,254 539,0">
          <text:p/>
        </draw:polygon>
        <draw:polygon draw:style-name="gr11" draw:text-style-name="P8" draw:layer="layout" svg:width="0.89cm" svg:height="1.935cm" svg:x="24.615cm" svg:y="3.475cm" svg:viewBox="0 0 891 1936" draw:points="56,1683 891,1936 858,239 0,0">
          <text:p/>
        </draw:polygon>
        <draw:polygon draw:style-name="gr12" draw:text-style-name="P9" draw:layer="layout" svg:width="0.611cm" svg:height="2.123cm" svg:x="24.06cm" svg:y="3.475cm" svg:viewBox="0 0 612 2124" draw:points="73,2124 612,1682 556,0 0,419">
          <text:p/>
        </draw:polygon>
        <draw:polygon draw:style-name="gr12" draw:text-style-name="P9" draw:layer="layout" svg:width="0.577cm" svg:height="2.147cm" svg:x="24.928cm" svg:y="3.714cm" svg:viewBox="0 0 578 2148" draw:points="49,2148 578,1697 545,0 0,429">
          <text:p/>
        </draw:polygon>
        <draw:polygon draw:style-name="gr11" draw:text-style-name="P8" draw:layer="layout" svg:width="0.917cm" svg:height="1.967cm" svg:x="24.06cm" svg:y="3.894cm" svg:viewBox="0 0 918 1968" draw:points="72,1705 918,1968 869,249 0,0">
          <text:p/>
        </draw:polygon>
        <draw:polygon draw:style-name="gr13" draw:text-style-name="P10" draw:layer="layout" svg:width="1.412cm" svg:height="0.668cm" svg:x="24.06cm" svg:y="3.475cm" svg:viewBox="0 0 1413 669" draw:points="0,420 869,669 1413,240 555,0">
          <text:p/>
        </draw:polygon>
        <draw:polygon draw:style-name="gr14" draw:text-style-name="P11" draw:layer="layout" svg:width="0.831cm" svg:height="0.24cm" svg:x="26.944cm" svg:y="4.41cm" svg:viewBox="0 0 832 241" draw:points="0,4 832,241 832,237 0,0">
          <text:p/>
        </draw:polygon>
        <draw:polygon draw:style-name="gr15" draw:text-style-name="P12" draw:layer="layout" svg:width="0.477cm" svg:height="0.416cm" svg:x="26.467cm" svg:y="4.41cm" svg:viewBox="0 0 478 417" draw:points="0,417 478,4 478,0 0,413">
          <text:p/>
        </draw:polygon>
        <draw:polygon draw:style-name="gr16" draw:text-style-name="P13" draw:layer="layout" svg:width="1.308cm" svg:height="0.657cm" svg:x="26.467cm" svg:y="4.414cm" svg:viewBox="0 0 1309 658" draw:points="0,412 843,658 1309,236 478,0">
          <text:p/>
        </draw:polygon>
        <draw:polygon draw:style-name="gr16" draw:text-style-name="P13" draw:layer="layout" svg:width="1.308cm" svg:height="0.657cm" svg:x="26.467cm" svg:y="4.41cm" svg:viewBox="0 0 1309 658" draw:points="0,412 843,658 1309,236 478,0">
          <text:p/>
        </draw:polygon>
        <draw:polygon draw:style-name="gr15" draw:text-style-name="P12" draw:layer="layout" svg:width="0.466cm" svg:height="0.425cm" svg:x="27.309cm" svg:y="4.646cm" svg:viewBox="0 0 467 426" draw:points="0,426 467,4 467,0 0,422">
          <text:p/>
        </draw:polygon>
        <draw:polygon draw:style-name="gr14" draw:text-style-name="P11" draw:layer="layout" svg:width="0.842cm" svg:height="0.249cm" svg:x="26.467cm" svg:y="4.822cm" svg:viewBox="0 0 843 250" draw:points="0,4 843,250 843,246 0,0">
          <text:p/>
        </draw:polygon>
        <draw:polygon draw:style-name="gr16" draw:text-style-name="P13" draw:layer="layout" svg:width="1.344cm" svg:height="0.689cm" svg:x="25.845cm" svg:y="4.931cm" svg:viewBox="0 0 1345 690" draw:points="0,433 856,690 1345,248 501,0">
          <text:p/>
        </draw:polygon>
        <draw:polygon draw:style-name="gr14" draw:text-style-name="P11" draw:layer="layout" svg:width="0.886cm" svg:height="3.26cm" svg:x="26.328cm" svg:y="1.918cm" svg:viewBox="0 0 887 3261" draw:points="17,3014 862,3261 887,224 0,0">
          <text:p/>
        </draw:polygon>
        <draw:polygon draw:style-name="gr14" draw:text-style-name="P11" draw:layer="layout" svg:width="0.86cm" svg:height="0.33cm" svg:x="25.715cm" svg:y="5.403cm" svg:viewBox="0 0 861 331" draw:points="2,72 861,331 860,260 0,0">
          <text:p/>
        </draw:polygon>
        <draw:polygon draw:style-name="gr15" draw:text-style-name="P12" draw:layer="layout" svg:width="0.543cm" svg:height="3.445cm" svg:x="25.802cm" svg:y="1.918cm" svg:viewBox="0 0 544 3446" draw:points="43,3446 544,3013 527,0 0,391">
          <text:p/>
        </draw:polygon>
        <draw:polygon draw:style-name="gr15" draw:text-style-name="P12" draw:layer="layout" svg:width="0.528cm" svg:height="0.524cm" svg:x="25.189cm" svg:y="5.403cm" svg:viewBox="0 0 529 525" draw:points="2,525 529,71 527,0 0,454">
          <text:p/>
        </draw:polygon>
        <draw:polygon draw:style-name="gr16" draw:text-style-name="P13" draw:layer="layout" svg:width="1.384cm" svg:height="0.724cm" svg:x="25.191cm" svg:y="5.474cm" svg:viewBox="0 0 1385 725" draw:points="0,453 870,725 1385,259 527,0">
          <text:p/>
        </draw:polygon>
        <draw:polygon draw:style-name="gr16" draw:text-style-name="P13" draw:layer="layout" svg:width="1.385cm" svg:height="0.723cm" svg:x="25.189cm" svg:y="5.403cm" svg:viewBox="0 0 1386 724" draw:points="0,454 871,724 1386,260 527,0">
          <text:p/>
        </draw:polygon>
        <draw:polygon draw:style-name="gr15" draw:text-style-name="P12" draw:layer="layout" svg:width="0.514cm" svg:height="3.478cm" svg:x="26.7cm" svg:y="2.142cm" svg:viewBox="0 0 515 3479" draw:points="0,3479 490,3036 515,0 1,401">
          <text:p/>
        </draw:polygon>
        <draw:polygon draw:style-name="gr15" draw:text-style-name="P12" draw:layer="layout" svg:width="0.516cm" svg:height="0.536cm" svg:x="26.059cm" svg:y="5.662cm" svg:viewBox="0 0 517 537" draw:points="1,537 517,71 516,0 0,464">
          <text:p/>
        </draw:polygon>
        <draw:polygon draw:style-name="gr14" draw:text-style-name="P11" draw:layer="layout" svg:width="0.899cm" svg:height="3.311cm" svg:x="25.802cm" svg:y="2.309cm" svg:viewBox="0 0 900 3312" draw:points="43,3055 899,3312 900,234 0,0">
          <text:p/>
        </draw:polygon>
        <draw:polygon draw:style-name="gr14" draw:text-style-name="P11" draw:layer="layout" svg:width="0.871cm" svg:height="0.342cm" svg:x="25.189cm" svg:y="5.856cm" svg:viewBox="0 0 872 343" draw:points="2,71 872,343 871,271 0,0">
          <text:p/>
        </draw:polygon>
        <draw:polygon draw:style-name="gr16" draw:text-style-name="P13" draw:layer="layout" svg:width="1.412cm" svg:height="0.625cm" svg:x="25.802cm" svg:y="1.918cm" svg:viewBox="0 0 1413 626" draw:points="0,392 900,626 1413,224 527,0">
          <text:p/>
        </draw:polygon>
        <draw:polygon draw:style-name="gr18" draw:text-style-name="P15" draw:layer="layout" svg:width="0.895cm" svg:height="1.381cm" svg:x="27.985cm" svg:y="3.571cm" svg:viewBox="0 0 896 1382" draw:points="0,1138 855,1382 896,234 24,0">
          <text:p/>
        </draw:polygon>
        <draw:polygon draw:style-name="gr17" draw:text-style-name="P14" draw:layer="layout" svg:width="1.317cm" svg:height="0.676cm" svg:x="27.522cm" svg:y="4.709cm" svg:viewBox="0 0 1318 677" draw:points="0,425 866,677 1318,243 463,0">
          <text:p/>
        </draw:polygon>
        <draw:polygon draw:style-name="gr19" draw:text-style-name="P16" draw:layer="layout" svg:width="0.487cm" svg:height="1.562cm" svg:x="27.522cm" svg:y="3.571cm" svg:viewBox="0 0 488 1563" draw:points="0,1563 463,1139 488,0 16,410">
          <text:p/>
        </draw:polygon>
        <draw:polygon draw:style-name="gr19" draw:text-style-name="P16" draw:layer="layout" svg:width="0.493cm" svg:height="1.58cm" svg:x="28.387cm" svg:y="3.805cm" svg:viewBox="0 0 494 1581" draw:points="0,1581 453,1148 494,0 33,420">
          <text:p/>
        </draw:polygon>
        <draw:polygon draw:style-name="gr17" draw:text-style-name="P14" draw:layer="layout" svg:width="1.342cm" svg:height="0.653cm" svg:x="27.538cm" svg:y="3.571cm" svg:viewBox="0 0 1343 654" draw:points="0,410 882,654 1343,235 471,0">
          <text:p/>
        </draw:polygon>
        <draw:polygon draw:style-name="gr18" draw:text-style-name="P15" draw:layer="layout" svg:width="0.898cm" svg:height="1.405cm" svg:x="27.522cm" svg:y="3.98cm" svg:viewBox="0 0 899 1406" draw:points="0,1154 866,1406 899,244 16,0">
          <text:p/>
        </draw:polygon>
        <draw:polygon draw:style-name="gr17" draw:text-style-name="P14" draw:layer="layout" svg:width="1.355cm" svg:height="0.709cm" svg:x="26.917cm" svg:y="5.241cm" svg:viewBox="0 0 1356 710" draw:points="0,445 881,710 1356,255 486,0">
          <text:p/>
        </draw:polygon>
        <draw:polygon draw:style-name="gr18" draw:text-style-name="P15" draw:layer="layout" svg:width="0.913cm" svg:height="1.938cm" svg:x="27.403cm" svg:y="3.557cm" svg:viewBox="0 0 914 1939" draw:points="0,1685 870,1939 914,242 20,0">
          <text:p/>
        </draw:polygon>
        <draw:polygon draw:style-name="gr19" draw:text-style-name="P16" draw:layer="layout" svg:width="0.506cm" svg:height="2.128cm" svg:x="26.917cm" svg:y="3.557cm" svg:viewBox="0 0 507 2129" draw:points="0,2129 487,1684 507,0 6,423">
          <text:p/>
        </draw:polygon>
        <draw:polygon draw:style-name="gr18" draw:text-style-name="P15" draw:layer="layout" svg:width="0.887cm" svg:height="0.47cm" svg:x="26.792cm" svg:y="5.597cm" svg:viewBox="0 0 888 471" draw:points="0,202 884,471 888,266 0,0">
          <text:p/>
        </draw:polygon>
        <draw:polygon draw:style-name="gr19" draw:text-style-name="P16" draw:layer="layout" svg:width="0.519cm" svg:height="2.151cm" svg:x="27.797cm" svg:y="3.799cm" svg:viewBox="0 0 520 2152" draw:points="0,2152 476,1697 520,0 32,433">
          <text:p/>
        </draw:polygon>
        <draw:polygon draw:style-name="gr19" draw:text-style-name="P16" draw:layer="layout" svg:width="0.513cm" svg:height="0.669cm" svg:x="26.279cm" svg:y="5.597cm" svg:viewBox="0 0 514 670" draw:points="2,670 514,203 514,0 0,465">
          <text:p/>
        </draw:polygon>
        <draw:polygon draw:style-name="gr18" draw:text-style-name="P15" draw:layer="layout" svg:width="0.912cm" svg:height="1.97cm" svg:x="26.917cm" svg:y="3.98cm" svg:viewBox="0 0 913 1971" draw:points="0,1706 881,1971 913,252 6,0">
          <text:p/>
        </draw:polygon>
        <draw:polygon draw:style-name="gr17" draw:text-style-name="P14" draw:layer="layout" svg:width="1.394cm" svg:height="0.746cm" svg:x="26.281cm" svg:y="5.799cm" svg:viewBox="0 0 1395 747" draw:points="0,467 895,747 1395,268 511,0">
          <text:p/>
        </draw:polygon>
        <draw:polygon draw:style-name="gr17" draw:text-style-name="P14" draw:layer="layout" svg:width="1.393cm" svg:height="0.675cm" svg:x="26.923cm" svg:y="3.557cm" svg:viewBox="0 0 1394 676" draw:points="0,424 907,676 1394,243 501,0">
          <text:p/>
        </draw:polygon>
        <draw:polygon draw:style-name="gr17" draw:text-style-name="P14" draw:layer="layout" svg:width="1.4cm" svg:height="0.741cm" svg:x="26.279cm" svg:y="5.597cm" svg:viewBox="0 0 1401 742" draw:points="0,464 899,742 1401,266 513,0">
          <text:p/>
        </draw:polygon>
        <draw:polygon draw:style-name="gr19" draw:text-style-name="P16" draw:layer="layout" svg:width="0.503cm" svg:height="0.682cm" svg:x="27.176cm" svg:y="5.863cm" svg:viewBox="0 0 504 683" draw:points="0,683 500,204 504,0 2,475">
          <text:p/>
        </draw:polygon>
        <draw:polygon draw:style-name="gr18" draw:text-style-name="P15" draw:layer="layout" svg:width="0.899cm" svg:height="0.484cm" svg:x="26.279cm" svg:y="6.061cm" svg:viewBox="0 0 900 485" draw:points="2,205 898,485 900,277 0,0">
          <text:p/>
        </draw:polygon>
        <draw:polygon draw:style-name="gr1" draw:text-style-name="P1" draw:layer="layout" svg:width="6.985cm" svg:height="6.672cm" svg:x="30.645cm" svg:y="0.478cm" svg:viewBox="0 0 6986 6673" draw:points="0,6673 6986,6673 6986,0 0,0">
          <text:p/>
        </draw:polygon>
        <draw:polygon draw:style-name="gr2" draw:text-style-name="P2" draw:layer="layout" svg:width="2.144cm" svg:height="4.761cm" svg:x="31.426cm" svg:y="0.914cm" svg:viewBox="0 0 2145 4762" draw:points="145,4762 2145,3127 2111,0 0,1471">
          <text:p/>
        </draw:polygon>
        <draw:polyline draw:style-name="gr3" draw:text-style-name="P3" draw:layer="layout" svg:width="2.144cm" svg:height="4.761cm" svg:x="31.426cm" svg:y="0.914cm" svg:viewBox="0 0 2145 4762" draw:points="145,4762 2145,3127 2111,0 0,1471">
          <text:p/>
        </draw:polyline>
        <draw:polygon draw:style-name="gr4" draw:text-style-name="P4" draw:layer="layout" svg:width="3.408cm" svg:height="4.04cm" svg:x="33.536cm" svg:y="0.914cm" svg:viewBox="0 0 3409 4041" draw:points="34,3127 3273,4041 3409,821 0,0">
          <text:p/>
        </draw:polygon>
        <draw:polyline draw:style-name="gr5" draw:text-style-name="P3" draw:layer="layout" svg:width="3.408cm" svg:height="4.04cm" svg:x="33.536cm" svg:y="0.914cm" svg:viewBox="0 0 3409 4041" draw:points="34,3127 3273,4041 3409,821 0,0">
          <text:p/>
        </draw:polyline>
        <draw:polygon draw:style-name="gr6" draw:text-style-name="P5" draw:layer="layout" svg:width="5.237cm" svg:height="2.7cm" svg:x="31.571cm" svg:y="4.04cm" svg:viewBox="0 0 5238 2701" draw:points="0,1636 3408,2701 5238,915 1999,0">
          <text:p/>
        </draw:polygon>
        <draw:polyline draw:style-name="gr7" draw:text-style-name="P3" draw:layer="layout" svg:width="5.237cm" svg:height="2.7cm" svg:x="31.571cm" svg:y="4.04cm" svg:viewBox="0 0 5238 2701" draw:points="0,1636 3408,2701 5238,915 1999,0">
          <text:p/>
        </draw:polyline>
        <draw:line draw:style-name="gr8" draw:text-style-name="P3" draw:layer="layout" svg:x1="31.571cm" svg:y1="5.675cm" svg:x2="34.979cm" svg:y2="6.741cm">
          <text:p/>
        </draw:line>
        <draw:polyline draw:style-name="gr9" draw:text-style-name="P3" draw:layer="layout" svg:width="1.972cm" svg:height="4.803cm" svg:x="32.161cm" svg:y="1.057cm" svg:viewBox="0 0 1973 4804" draw:points="0,4804 1973,3143 1968,0">
          <text:p/>
        </draw:polyline>
        <draw:polyline draw:style-name="gr9" draw:text-style-name="P3" draw:layer="layout" svg:width="1.967cm" svg:height="4.881cm" svg:x="33.235cm" svg:y="1.315cm" svg:viewBox="0 0 1968 4882" draw:points="0,4882 1921,3173 1968,0">
          <text:p/>
        </draw:polyline>
        <draw:polyline draw:style-name="gr9" draw:text-style-name="P3" draw:layer="layout" svg:width="1.967cm" svg:height="4.96cm" svg:x="34.341cm" svg:y="1.581cm" svg:viewBox="0 0 1968 4961" draw:points="0,4961 1865,3204 1968,0">
          <text:p/>
        </draw:polyline>
        <draw:line draw:style-name="gr8" draw:text-style-name="P3" draw:layer="layout" svg:x1="32.179cm" svg:y1="5.846cm" svg:x2="32.127cm" svg:y2="5.89cm">
          <text:p/>
        </draw:line>
        <draw:frame draw:style-name="gr10" draw:text-style-name="P7" draw:layer="layout" svg:width="0.984cm" svg:height="0.788cm" svg:x="29.433cm" svg:y="1.379cm">
          <draw:text-box>
            <text:p text:style-name="P6"><text:span text:style-name="T1">1.0</text:span></text:p>
          </draw:text-box>
        </draw:frame>
        <draw:line draw:style-name="gr8" draw:text-style-name="P3" draw:layer="layout" svg:x1="33.253cm" svg:y1="6.181cm" svg:x2="33.202cm" svg:y2="6.226cm">
          <text:p/>
        </draw:line>
        <draw:frame draw:style-name="gr10" draw:text-style-name="P7" draw:layer="layout" svg:width="0.705cm" svg:height="0.788cm" svg:x="31.95cm" svg:y="5.721cm">
          <draw:text-box>
            <text:p text:style-name="P6"><text:span text:style-name="T1">I</text:span></text:p>
          </draw:text-box>
        </draw:frame>
        <draw:line draw:style-name="gr8" draw:text-style-name="P3" draw:layer="layout" svg:x1="34.358cm" svg:y1="6.526cm" svg:x2="34.309cm" svg:y2="6.573cm">
          <text:p/>
        </draw:line>
        <draw:frame draw:style-name="gr10" draw:text-style-name="P7" draw:layer="layout" svg:width="0.705cm" svg:height="0.788cm" svg:x="32.937cm" svg:y="6.059cm">
          <draw:text-box>
            <text:p text:style-name="P6"><text:span text:style-name="T1">O</text:span></text:p>
          </draw:text-box>
        </draw:frame>
        <draw:line draw:style-name="gr8" draw:text-style-name="P3" draw:layer="layout" svg:x1="36.809cm" svg:y1="4.954cm" svg:x2="34.978cm" svg:y2="6.741cm">
          <text:p/>
        </draw:line>
        <draw:polyline draw:style-name="gr9" draw:text-style-name="P3" draw:layer="layout" svg:width="3.498cm" svg:height="4.296cm" svg:x="31.831cm" svg:y="2.102cm" svg:viewBox="0 0 3499 4297" draw:points="0,0 122,3262 3499,4297">
          <text:p/>
        </draw:polyline>
        <draw:polyline draw:style-name="gr9" draw:text-style-name="P3" draw:layer="layout" svg:width="3.406cm" svg:height="4.193cm" svg:x="32.523cm" svg:y="1.62cm" svg:viewBox="0 0 3407 4194" draw:points="0,0 84,3208 3407,4194">
          <text:p/>
        </draw:polyline>
        <draw:polyline draw:style-name="gr9" draw:text-style-name="P3" draw:layer="layout" svg:width="3.319cm" svg:height="4.094cm" svg:x="33.18cm" svg:y="1.162cm" svg:viewBox="0 0 3320 4095" draw:points="0,0 51,3156 3320,4095">
          <text:p/>
        </draw:polyline>
        <draw:line draw:style-name="gr8" draw:text-style-name="P3" draw:layer="layout" svg:x1="35.301cm" svg:y1="6.389cm" svg:x2="35.386cm" svg:y2="6.416cm">
          <text:p/>
        </draw:line>
        <draw:frame draw:style-name="gr10" draw:text-style-name="P7" draw:layer="layout" svg:width="0.705cm" svg:height="0.788cm" svg:x="34.061cm" svg:y="6.407cm">
          <draw:text-box>
            <text:p text:style-name="P6"><text:span text:style-name="T1">B</text:span></text:p>
          </draw:text-box>
        </draw:frame>
        <draw:line draw:style-name="gr8" draw:text-style-name="P3" draw:layer="layout" svg:x1="35.901cm" svg:y1="5.804cm" svg:x2="35.985cm" svg:y2="5.83cm">
          <text:p/>
        </draw:line>
        <draw:frame draw:style-name="gr10" draw:text-style-name="P7" draw:layer="layout" svg:width="0.705cm" svg:height="0.788cm" svg:x="35.38cm" svg:y="6.138cm">
          <draw:text-box>
            <text:p text:style-name="P6"><text:span text:style-name="T1">I</text:span></text:p>
          </draw:text-box>
        </draw:frame>
        <draw:line draw:style-name="gr8" draw:text-style-name="P3" draw:layer="layout" svg:x1="36.472cm" svg:y1="5.248cm" svg:x2="36.555cm" svg:y2="5.272cm">
          <text:p/>
        </draw:line>
        <draw:frame draw:style-name="gr10" draw:text-style-name="P7" draw:layer="layout" svg:width="0.705cm" svg:height="0.788cm" svg:x="35.891cm" svg:y="5.55cm">
          <draw:text-box>
            <text:p text:style-name="P6"><text:span text:style-name="T1">O</text:span></text:p>
          </draw:text-box>
        </draw:frame>
        <draw:line draw:style-name="gr8" draw:text-style-name="P3" draw:layer="layout" svg:x1="36.808cm" svg:y1="4.955cm" svg:x2="36.945cm" svg:y2="1.735cm">
          <text:p/>
        </draw:line>
        <draw:polyline draw:style-name="gr9" draw:text-style-name="P3" draw:layer="layout" svg:width="5.243cm" svg:height="1.633cm" svg:x="31.568cm" svg:y="3.98cm" svg:viewBox="0 0 5244 1634" draw:points="5244,914 2001,0 0,1634">
          <text:p/>
        </draw:polyline>
        <draw:polyline draw:style-name="gr9" draw:text-style-name="P3" draw:layer="layout" svg:width="5.295cm" svg:height="1.603cm" svg:x="31.541cm" svg:y="3.403cm" svg:viewBox="0 0 5296 1604" draw:points="5296,897 2022,0 0,1604">
          <text:p/>
        </draw:polyline>
        <draw:polyline draw:style-name="gr9" draw:text-style-name="P3" draw:layer="layout" svg:width="5.347cm" svg:height="1.573cm" svg:x="31.514cm" svg:y="2.814cm" svg:viewBox="0 0 5348 1574" draw:points="5348,879 2043,0 0,1574">
          <text:p/>
        </draw:polyline>
        <draw:polyline draw:style-name="gr9" draw:text-style-name="P3" draw:layer="layout" svg:width="5.401cm" svg:height="1.542cm" svg:x="31.486cm" svg:y="2.214cm" svg:viewBox="0 0 5402 1543" draw:points="5402,862 2064,0 0,1543">
          <text:p/>
        </draw:polyline>
        <draw:polyline draw:style-name="gr9" draw:text-style-name="P3" draw:layer="layout" svg:width="5.456cm" svg:height="1.508cm" svg:x="31.458cm" svg:y="1.603cm" svg:viewBox="0 0 5457 1509" draw:points="5457,843 2086,0 0,1509">
          <text:p/>
        </draw:polyline>
        <draw:polyline draw:style-name="gr9" draw:text-style-name="P3" draw:layer="layout" svg:width="5.512cm" svg:height="1.473cm" svg:x="31.429cm" svg:y="0.98cm" svg:viewBox="0 0 5513 1474" draw:points="5513,822 2108,0 0,1474">
          <text:p/>
        </draw:polyline>
        <draw:line draw:style-name="gr8" draw:text-style-name="P3" draw:layer="layout" svg:x1="36.784cm" svg:y1="4.885cm" svg:x2="36.866cm" svg:y2="4.909cm">
          <text:p/>
        </draw:line>
        <draw:frame draw:style-name="gr10" draw:text-style-name="P7" draw:layer="layout" svg:width="0.705cm" svg:height="0.788cm" svg:x="36.477cm" svg:y="4.99cm">
          <draw:text-box>
            <text:p text:style-name="P6"><text:span text:style-name="T1">B</text:span></text:p>
          </draw:text-box>
        </draw:frame>
        <draw:line draw:style-name="gr8" draw:text-style-name="P3" draw:layer="layout" svg:x1="36.808cm" svg:y1="4.291cm" svg:x2="36.892cm" svg:y2="4.315cm">
          <text:p/>
        </draw:line>
        <draw:line draw:style-name="gr8" draw:text-style-name="P3" draw:layer="layout" svg:x1="36.834cm" svg:y1="3.686cm" svg:x2="36.918cm" svg:y2="3.709cm">
          <text:p/>
        </draw:line>
        <draw:line draw:style-name="gr8" draw:text-style-name="P3" draw:layer="layout" svg:x1="36.859cm" svg:y1="3.068cm" svg:x2="36.944cm" svg:y2="3.091cm">
          <text:p/>
        </draw:line>
        <draw:line draw:style-name="gr8" draw:text-style-name="P3" draw:layer="layout" svg:x1="36.886cm" svg:y1="2.438cm" svg:x2="36.971cm" svg:y2="2.46cm">
          <text:p/>
        </draw:line>
        <draw:line draw:style-name="gr8" draw:text-style-name="P3" draw:layer="layout" svg:x1="36.912cm" svg:y1="1.795cm" svg:x2="36.999cm" svg:y2="1.817cm">
          <text:p/>
        </draw:line>
        <draw:frame draw:style-name="gr10" draw:text-style-name="P7" draw:layer="layout" svg:width="0.984cm" svg:height="0.788cm" svg:x="36.832cm" svg:y="4.465cm">
          <draw:text-box>
            <text:p text:style-name="P6"><text:span text:style-name="T1">0.0</text:span></text:p>
          </draw:text-box>
        </draw:frame>
        <draw:polygon draw:style-name="gr11" draw:text-style-name="P8" draw:layer="layout" svg:width="0.809cm" svg:height="0.248cm" svg:x="33.474cm" svg:y="4.108cm" svg:viewBox="0 0 810 249" draw:points="1,18 810,249 810,230 0,0">
          <text:p/>
        </draw:polygon>
        <draw:polygon draw:style-name="gr12" draw:text-style-name="P9" draw:layer="layout" svg:width="0.49cm" svg:height="0.419cm" svg:x="32.985cm" svg:y="4.108cm" svg:viewBox="0 0 491 420" draw:points="0,420 491,18 490,0 0,401">
          <text:p/>
        </draw:polygon>
        <draw:polygon draw:style-name="gr13" draw:text-style-name="P10" draw:layer="layout" svg:width="1.298cm" svg:height="0.639cm" svg:x="32.985cm" svg:y="4.126cm" svg:viewBox="0 0 1299 640" draw:points="0,402 820,640 1299,231 491,0">
          <text:p/>
        </draw:polygon>
        <draw:polygon draw:style-name="gr13" draw:text-style-name="P10" draw:layer="layout" svg:width="1.298cm" svg:height="0.639cm" svg:x="32.985cm" svg:y="4.108cm" svg:viewBox="0 0 1299 640" draw:points="0,401 819,640 1299,230 490,0">
          <text:p/>
        </draw:polygon>
        <draw:polygon draw:style-name="gr12" draw:text-style-name="P9" draw:layer="layout" svg:width="0.48cm" svg:height="0.428cm" svg:x="33.803cm" svg:y="4.337cm" svg:viewBox="0 0 481 429" draw:points="1,429 481,19 481,0 0,411">
          <text:p/>
        </draw:polygon>
        <draw:polygon draw:style-name="gr11" draw:text-style-name="P8" draw:layer="layout" svg:width="0.819cm" svg:height="0.257cm" svg:x="32.985cm" svg:y="4.508cm" svg:viewBox="0 0 820 258" draw:points="0,19 820,258 819,240 0,0">
          <text:p/>
        </draw:polygon>
        <draw:polygon draw:style-name="gr13" draw:text-style-name="P10" draw:layer="layout" svg:width="1.335cm" svg:height="0.671cm" svg:x="32.346cm" svg:y="4.629cm" svg:viewBox="0 0 1336 672" draw:points="0,422 833,672 1336,241 515,0">
          <text:p/>
        </draw:polygon>
        <draw:polygon draw:style-name="gr11" draw:text-style-name="P8" draw:layer="layout" svg:width="0.858cm" svg:height="1.88cm" svg:x="32.823cm" svg:y="2.99cm" svg:viewBox="0 0 859 1881" draw:points="37,1639 859,1881 844,229 0,0">
          <text:p/>
        </draw:polygon>
        <draw:polygon draw:style-name="gr12" draw:text-style-name="P9" draw:layer="layout" svg:width="0.565cm" svg:height="2.06cm" svg:x="32.295cm" svg:y="2.99cm" svg:viewBox="0 0 566 2061" draw:points="51,2061 566,1640 529,0 0,400">
          <text:p/>
        </draw:polygon>
        <draw:polygon draw:style-name="gr12" draw:text-style-name="P9" draw:layer="layout" svg:width="0.532cm" svg:height="2.081cm" svg:x="33.149cm" svg:y="3.219cm" svg:viewBox="0 0 533 2082" draw:points="29,2082 533,1651 518,0 0,408">
          <text:p/>
        </draw:polygon>
        <draw:polygon draw:style-name="gr11" draw:text-style-name="P8" draw:layer="layout" svg:width="0.883cm" svg:height="1.911cm" svg:x="32.295cm" svg:y="3.389cm" svg:viewBox="0 0 884 1912" draw:points="51,1662 884,1912 855,238 0,0">
          <text:p/>
        </draw:polygon>
        <draw:polygon draw:style-name="gr13" draw:text-style-name="P10" draw:layer="layout" svg:width="1.373cm" svg:height="0.704cm" svg:x="31.676cm" svg:y="5.157cm" svg:viewBox="0 0 1374 705" draw:points="0,442 846,705 1374,254 539,0">
          <text:p/>
        </draw:polygon>
        <draw:polygon draw:style-name="gr11" draw:text-style-name="P8" draw:layer="layout" svg:width="0.879cm" svg:height="1.607cm" svg:x="32.17cm" svg:y="3.803cm" svg:viewBox="0 0 880 1608" draw:points="45,1355 880,1608 853,243 0,0">
          <text:p/>
        </draw:polygon>
        <draw:polygon draw:style-name="gr13" draw:text-style-name="P10" draw:layer="layout" svg:width="1.371cm" svg:height="0.637cm" svg:x="32.295cm" svg:y="2.99cm" svg:viewBox="0 0 1372 638" draw:points="0,399 854,638 1372,229 528,0">
          <text:p/>
        </draw:polygon>
        <draw:polygon draw:style-name="gr12" draw:text-style-name="P9" draw:layer="layout" svg:width="0.597cm" svg:height="1.795cm" svg:x="31.618cm" svg:y="3.803cm" svg:viewBox="0 0 598 1796" draw:points="58,1796 598,1355 553,0 0,423">
          <text:p/>
        </draw:polygon>
        <draw:polygon draw:style-name="gr12" draw:text-style-name="P9" draw:layer="layout" svg:width="0.568cm" svg:height="1.816cm" svg:x="32.481cm" svg:y="4.045cm" svg:viewBox="0 0 569 1817" draw:points="40,1817 569,1366 542,0 0,434">
          <text:p/>
        </draw:polygon>
        <draw:polygon draw:style-name="gr11" draw:text-style-name="P8" draw:layer="layout" svg:width="0.903cm" svg:height="1.635cm" svg:x="31.618cm" svg:y="4.226cm" svg:viewBox="0 0 904 1636" draw:points="58,1372 904,1636 864,253 0,0">
          <text:p/>
        </draw:polygon>
        <draw:polygon draw:style-name="gr13" draw:text-style-name="P10" draw:layer="layout" svg:width="1.404cm" svg:height="0.676cm" svg:x="31.618cm" svg:y="3.803cm" svg:viewBox="0 0 1405 677" draw:points="0,423 863,677 1405,242 552,0">
          <text:p/>
        </draw:polygon>
        <draw:polygon draw:style-name="gr14" draw:text-style-name="P11" draw:layer="layout" svg:width="0.831cm" svg:height="0.249cm" svg:x="34.488cm" svg:y="4.401cm" svg:viewBox="0 0 832 250" draw:points="0,13 832,250 832,237 0,0">
          <text:p/>
        </draw:polygon>
        <draw:polygon draw:style-name="gr15" draw:text-style-name="P12" draw:layer="layout" svg:width="0.477cm" svg:height="0.425cm" svg:x="34.011cm" svg:y="4.401cm" svg:viewBox="0 0 478 426" draw:points="0,426 478,13 478,0 0,413">
          <text:p/>
        </draw:polygon>
        <draw:polygon draw:style-name="gr16" draw:text-style-name="P13" draw:layer="layout" svg:width="1.308cm" svg:height="0.657cm" svg:x="34.011cm" svg:y="4.414cm" svg:viewBox="0 0 1309 658" draw:points="0,412 843,658 1309,236 477,0">
          <text:p/>
        </draw:polygon>
        <draw:polygon draw:style-name="gr16" draw:text-style-name="P13" draw:layer="layout" svg:width="1.308cm" svg:height="0.657cm" svg:x="34.011cm" svg:y="4.401cm" svg:viewBox="0 0 1309 658" draw:points="0,412 843,658 1309,236 477,0">
          <text:p/>
        </draw:polygon>
        <draw:polygon draw:style-name="gr15" draw:text-style-name="P12" draw:layer="layout" svg:width="0.466cm" svg:height="0.434cm" svg:x="34.853cm" svg:y="4.637cm" svg:viewBox="0 0 467 435" draw:points="0,435 467,13 467,0 0,422">
          <text:p/>
        </draw:polygon>
        <draw:polygon draw:style-name="gr14" draw:text-style-name="P11" draw:layer="layout" svg:width="0.842cm" svg:height="0.258cm" svg:x="34.011cm" svg:y="4.813cm" svg:viewBox="0 0 843 259" draw:points="0,13 843,259 843,246 0,0">
          <text:p/>
        </draw:polygon>
        <draw:polygon draw:style-name="gr16" draw:text-style-name="P13" draw:layer="layout" svg:width="1.344cm" svg:height="0.689cm" svg:x="33.389cm" svg:y="4.931cm" svg:viewBox="0 0 1345 690" draw:points="0,433 855,690 1345,248 500,0">
          <text:p/>
        </draw:polygon>
        <draw:polygon draw:style-name="gr14" draw:text-style-name="P11" draw:layer="layout" svg:width="0.886cm" svg:height="3.204cm" svg:x="33.872cm" svg:y="1.974cm" svg:viewBox="0 0 887 3205" draw:points="17,2958 862,3205 887,224 0,0">
          <text:p/>
        </draw:polygon>
        <draw:polygon draw:style-name="gr14" draw:text-style-name="P11" draw:layer="layout" svg:width="0.859cm" svg:height="0.373cm" svg:x="33.259cm" svg:y="5.36cm" svg:viewBox="0 0 860 374" draw:points="1,115 860,374 860,260 0,0">
          <text:p/>
        </draw:polygon>
        <draw:polygon draw:style-name="gr15" draw:text-style-name="P12" draw:layer="layout" svg:width="0.542cm" svg:height="3.389cm" svg:x="33.347cm" svg:y="1.974cm" svg:viewBox="0 0 543 3390" draw:points="42,3390 543,2957 526,0 0,392">
          <text:p/>
        </draw:polygon>
        <draw:polygon draw:style-name="gr15" draw:text-style-name="P12" draw:layer="layout" svg:width="0.528cm" svg:height="0.567cm" svg:x="32.732cm" svg:y="5.36cm" svg:viewBox="0 0 529 568" draw:points="3,568 529,115 528,0 0,453">
          <text:p/>
        </draw:polygon>
        <draw:polygon draw:style-name="gr16" draw:text-style-name="P13" draw:layer="layout" svg:width="1.383cm" svg:height="0.724cm" svg:x="32.735cm" svg:y="5.474cm" svg:viewBox="0 0 1384 725" draw:points="0,453 869,725 1384,259 525,0">
          <text:p/>
        </draw:polygon>
        <draw:polygon draw:style-name="gr16" draw:text-style-name="P13" draw:layer="layout" svg:width="1.386cm" svg:height="0.722cm" svg:x="32.732cm" svg:y="5.36cm" svg:viewBox="0 0 1387 723" draw:points="0,453 871,723 1387,260 527,0">
          <text:p/>
        </draw:polygon>
        <draw:polygon draw:style-name="gr15" draw:text-style-name="P12" draw:layer="layout" svg:width="0.514cm" svg:height="3.422cm" svg:x="34.244cm" svg:y="2.198cm" svg:viewBox="0 0 515 3423" draw:points="0,3423 490,2981 515,0 0,402">
          <text:p/>
        </draw:polygon>
        <draw:polygon draw:style-name="gr15" draw:text-style-name="P12" draw:layer="layout" svg:width="0.515cm" svg:height="0.579cm" svg:x="33.603cm" svg:y="5.619cm" svg:viewBox="0 0 516 580" draw:points="1,580 516,114 516,0 0,464">
          <text:p/>
        </draw:polygon>
        <draw:polygon draw:style-name="gr14" draw:text-style-name="P11" draw:layer="layout" svg:width="0.897cm" svg:height="3.254cm" svg:x="33.347cm" svg:y="2.366cm" svg:viewBox="0 0 898 3255" draw:points="42,2998 898,3255 898,234 0,0">
          <text:p/>
        </draw:polygon>
        <draw:polygon draw:style-name="gr14" draw:text-style-name="P11" draw:layer="layout" svg:width="0.872cm" svg:height="0.386cm" svg:x="32.732cm" svg:y="5.812cm" svg:viewBox="0 0 873 387" draw:points="3,115 873,387 872,271 0,0">
          <text:p/>
        </draw:polygon>
        <draw:polygon draw:style-name="gr16" draw:text-style-name="P13" draw:layer="layout" svg:width="1.411cm" svg:height="0.626cm" svg:x="33.347cm" svg:y="1.974cm" svg:viewBox="0 0 1412 627" draw:points="0,393 897,627 1412,225 525,0">
          <text:p/>
        </draw:polygon>
        <draw:polygon draw:style-name="gr17" draw:text-style-name="P14" draw:layer="layout" svg:width="1.317cm" svg:height="0.676cm" svg:x="35.066cm" svg:y="4.709cm" svg:viewBox="0 0 1318 677" draw:points="0,425 865,677 1318,243 463,0">
          <text:p/>
        </draw:polygon>
        <draw:polygon draw:style-name="gr18" draw:text-style-name="P15" draw:layer="layout" svg:width="0.906cm" svg:height="1.721cm" svg:x="35.529cm" svg:y="3.231cm" svg:viewBox="0 0 907 1722" draw:points="0,1479 855,1722 907,231 32,0">
          <text:p/>
        </draw:polygon>
        <draw:polygon draw:style-name="gr19" draw:text-style-name="P16" draw:layer="layout" svg:width="0.495cm" svg:height="1.902cm" svg:x="35.066cm" svg:y="3.231cm" svg:viewBox="0 0 496 1903" draw:points="0,1903 464,1478 496,0 20,404">
          <text:p/>
        </draw:polygon>
        <draw:polygon draw:style-name="gr19" draw:text-style-name="P16" draw:layer="layout" svg:width="0.504cm" svg:height="1.923cm" svg:x="35.931cm" svg:y="3.462cm" svg:viewBox="0 0 505 1924" draw:points="0,1924 453,1491 505,0 42,414">
          <text:p/>
        </draw:polygon>
        <draw:polygon draw:style-name="gr18" draw:text-style-name="P15" draw:layer="layout" svg:width="0.907cm" svg:height="1.75cm" svg:x="35.066cm" svg:y="3.635cm" svg:viewBox="0 0 908 1751" draw:points="0,1499 866,1751 908,241 20,0">
          <text:p/>
        </draw:polygon>
        <draw:polygon draw:style-name="gr17" draw:text-style-name="P14" draw:layer="layout" svg:width="1.349cm" svg:height="0.645cm" svg:x="35.086cm" svg:y="3.231cm" svg:viewBox="0 0 1350 646" draw:points="0,405 888,646 1350,231 475,0">
          <text:p/>
        </draw:polygon>
        <draw:polygon draw:style-name="gr17" draw:text-style-name="P14" draw:layer="layout" svg:width="1.355cm" svg:height="0.709cm" svg:x="34.461cm" svg:y="5.241cm" svg:viewBox="0 0 1356 710" draw:points="0,445 881,710 1356,255 487,0">
          <text:p/>
        </draw:polygon>
        <draw:polygon draw:style-name="gr18" draw:text-style-name="P15" draw:layer="layout" svg:width="0.904cm" svg:height="1.619cm" svg:x="34.947cm" svg:y="3.876cm" svg:viewBox="0 0 905 1620" draw:points="0,1366 870,1620 905,245 16,0">
          <text:p/>
        </draw:polygon>
        <draw:polygon draw:style-name="gr19" draw:text-style-name="P16" draw:layer="layout" svg:width="0.502cm" svg:height="1.809cm" svg:x="34.461cm" svg:y="3.876cm" svg:viewBox="0 0 503 1810" draw:points="0,1810 487,1366 503,0 5,427">
          <text:p/>
        </draw:polygon>
        <draw:polygon draw:style-name="gr18" draw:text-style-name="P15" draw:layer="layout" svg:width="0.886cm" svg:height="0.441cm" svg:x="34.336cm" svg:y="5.626cm" svg:viewBox="0 0 887 442" draw:points="0,173 884,442 887,266 0,0">
          <text:p/>
        </draw:polygon>
        <draw:polygon draw:style-name="gr19" draw:text-style-name="P16" draw:layer="layout" svg:width="0.51cm" svg:height="1.83cm" svg:x="35.341cm" svg:y="4.12cm" svg:viewBox="0 0 511 1831" draw:points="0,1831 476,1376 511,0 26,437">
          <text:p/>
        </draw:polygon>
        <draw:polygon draw:style-name="gr19" draw:text-style-name="P16" draw:layer="layout" svg:width="0.513cm" svg:height="0.64cm" svg:x="33.823cm" svg:y="5.626cm" svg:viewBox="0 0 514 641" draw:points="2,641 514,173 514,0 0,466">
          <text:p/>
        </draw:polygon>
        <draw:polygon draw:style-name="gr18" draw:text-style-name="P15" draw:layer="layout" svg:width="0.906cm" svg:height="1.647cm" svg:x="34.461cm" svg:y="4.303cm" svg:viewBox="0 0 907 1648" draw:points="0,1382 881,1648 907,254 5,0">
          <text:p/>
        </draw:polygon>
        <draw:polygon draw:style-name="gr17" draw:text-style-name="P14" draw:layer="layout" svg:width="1.385cm" svg:height="0.681cm" svg:x="34.466cm" svg:y="3.876cm" svg:viewBox="0 0 1386 682" draw:points="0,427 902,682 1386,244 497,0">
          <text:p/>
        </draw:polygon>
        <draw:polygon draw:style-name="gr17" draw:text-style-name="P14" draw:layer="layout" svg:width="1.394cm" svg:height="0.746cm" svg:x="33.825cm" svg:y="5.799cm" svg:viewBox="0 0 1395 747" draw:points="0,467 896,747 1395,268 512,0">
          <text:p/>
        </draw:polygon>
        <draw:polygon draw:style-name="gr17" draw:text-style-name="P14" draw:layer="layout" svg:width="1.399cm" svg:height="0.742cm" svg:x="33.823cm" svg:y="5.626cm" svg:viewBox="0 0 1400 743" draw:points="0,465 899,743 1400,266 514,0">
          <text:p/>
        </draw:polygon>
        <draw:polygon draw:style-name="gr19" draw:text-style-name="P16" draw:layer="layout" svg:width="0.502cm" svg:height="0.653cm" svg:x="34.72cm" svg:y="5.892cm" svg:viewBox="0 0 503 654" draw:points="0,654 500,175 503,0 1,477">
          <text:p/>
        </draw:polygon>
        <draw:polygon draw:style-name="gr18" draw:text-style-name="P15" draw:layer="layout" svg:width="0.898cm" svg:height="0.454cm" svg:x="33.823cm" svg:y="6.091cm" svg:viewBox="0 0 899 455" draw:points="2,176 898,455 899,278 0,0">
          <text:p/>
        </draw:polygon>
        <draw:frame draw:style-name="gr10" draw:text-style-name="P7" draw:layer="layout" svg:width="0.984cm" svg:height="0.788cm" svg:x="36.977cm" svg:y="1.379cm">
          <draw:text-box>
            <text:p text:style-name="P6"><text:span text:style-name="T1">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8.1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9T17:54:34.543134205</dc:date>
    <dc:creator>Edwin Simpson</dc:creator>
    <meta:editing-duration>PT1M24S</meta:editing-duration>
    <meta:editing-cycles>1</meta:editing-cycles>
    <meta:document-statistic meta:object-count="481"/>
    <meta:generator>LibreOffice/6.1.2.1$Linux_X86_64 LibreOffice_project/65905a128db06ba48db947242809d14d3f9a93fe</meta:generator>
  </office:meta>
</office:document-meta>
</file>